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Note">
      <style:paragraph-properties fo:margin-left="11.99mm" fo:margin-right="0mm" fo:text-indent="-11.99mm" style:auto-text-indent="false"/>
    </style:style>
    <style:style style:name="P42" style:family="paragraph" style:parent-style-name="Option">
      <style:paragraph-properties fo:margin-left="0mm" fo:margin-right="0mm" fo:text-indent="0mm" style:auto-text-indent="false"/>
    </style:style>
    <style:style style:name="P43" style:family="paragraph" style:parent-style-name="Footnote">
      <style:text-properties officeooo:rsid="0015d65b" officeooo:paragraph-rsid="0015d65b"/>
    </style:style>
    <style:style style:name="P44" style:family="paragraph" style:parent-style-name="Footnote">
      <style:text-properties officeooo:rsid="00259ac4" officeooo:paragraph-rsid="00259ac4"/>
    </style:style>
    <style:style style:name="P45" style:family="paragraph" style:parent-style-name="Footnote">
      <style:text-properties officeooo:rsid="002706f7" officeooo:paragraph-rsid="002706f7"/>
    </style:style>
    <style:style style:name="P46" style:family="paragraph" style:parent-style-name="Footnote">
      <style:text-properties officeooo:rsid="002797df" officeooo:paragraph-rsid="002797df"/>
    </style:style>
    <style:style style:name="P47" style:family="paragraph" style:parent-style-name="Footnote">
      <style:text-properties officeooo:rsid="00283a1c" officeooo:paragraph-rsid="00283a1c"/>
    </style:style>
    <style:style style:name="P48" style:family="paragraph" style:parent-style-name="Footnote">
      <style:text-properties officeooo:rsid="002ee9f8" officeooo:paragraph-rsid="002ee9f8"/>
    </style:style>
    <style:style style:name="P49" style:family="paragraph" style:parent-style-name="Footnote">
      <style:text-properties officeooo:rsid="003e47c0" officeooo:paragraph-rsid="003e47c0"/>
    </style:style>
    <style:style style:name="P50" style:family="paragraph" style:parent-style-name="Footnote">
      <style:text-properties officeooo:rsid="00813323" officeooo:paragraph-rsid="00813323"/>
    </style:style>
    <style:style style:name="P51" style:family="paragraph" style:parent-style-name="Footnote">
      <style:text-properties officeooo:rsid="0083e2e4" officeooo:paragraph-rsid="0083e2e4"/>
    </style:style>
    <style:style style:name="P52" style:family="paragraph" style:parent-style-name="Answer">
      <style:text-properties officeooo:paragraph-rsid="002797df"/>
    </style:style>
    <style:style style:name="P53" style:family="paragraph" style:parent-style-name="Answer">
      <style:text-properties officeooo:rsid="0037af8d" officeooo:paragraph-rsid="0037af8d"/>
    </style:style>
    <style:style style:name="P54" style:family="paragraph" style:parent-style-name="Answer">
      <style:text-properties officeooo:paragraph-rsid="008db1e9"/>
    </style:style>
    <style:style style:name="P55" style:family="paragraph" style:parent-style-name="Answer">
      <style:text-properties officeooo:rsid="008db1e9" officeooo:paragraph-rsid="008db1e9"/>
    </style:style>
    <style:style style:name="P56" style:family="paragraph" style:parent-style-name="Answer">
      <style:text-properties officeooo:paragraph-rsid="00a3938e"/>
    </style:style>
    <style:style style:name="P57" style:family="paragraph" style:parent-style-name="Option_20_Start">
      <style:text-properties officeooo:paragraph-rsid="002706f7"/>
    </style:style>
    <style:style style:name="P58" style:family="paragraph" style:parent-style-name="Option_20_Start">
      <style:text-properties officeooo:paragraph-rsid="002797df"/>
    </style:style>
    <style:style style:name="P59" style:family="paragraph" style:parent-style-name="Option_20_Start">
      <style:text-properties officeooo:paragraph-rsid="00283a1c"/>
    </style:style>
    <style:style style:name="P60" style:family="paragraph" style:parent-style-name="Option_20_Start">
      <style:text-properties officeooo:rsid="00283a1c" officeooo:paragraph-rsid="00283a1c"/>
    </style:style>
    <style:style style:name="P61" style:family="paragraph" style:parent-style-name="Option_20_Start">
      <style:text-properties officeooo:paragraph-rsid="0030f54a"/>
    </style:style>
    <style:style style:name="P62" style:family="paragraph" style:parent-style-name="Option_20_Start">
      <style:text-properties officeooo:paragraph-rsid="006c2030"/>
    </style:style>
    <style:style style:name="P63" style:family="paragraph" style:parent-style-name="Option_20_Start">
      <style:text-properties officeooo:paragraph-rsid="007a1f5a"/>
    </style:style>
    <style:style style:name="P64" style:family="paragraph" style:parent-style-name="Option_20_Start">
      <style:text-properties officeooo:rsid="009f61a1" officeooo:paragraph-rsid="009f61a1"/>
    </style:style>
    <style:style style:name="P65" style:family="paragraph" style:parent-style-name="Option_20_Start">
      <style:text-properties officeooo:paragraph-rsid="00ab13e5"/>
    </style:style>
    <style:style style:name="P66" style:family="paragraph" style:parent-style-name="Option_20_Start">
      <style:text-properties officeooo:rsid="00aca646" officeooo:paragraph-rsid="00aca646"/>
    </style:style>
    <style:style style:name="P67" style:family="paragraph" style:parent-style-name="Table">
      <style:text-properties officeooo:paragraph-rsid="00618721"/>
    </style:style>
    <style:style style:name="P68" style:family="paragraph" style:parent-style-name="Source_20_code">
      <style:text-properties officeooo:rsid="006496a9" officeooo:paragraph-rsid="006496a9"/>
    </style:style>
    <style:style style:name="P69" style:family="paragraph" style:parent-style-name="Source_20_code">
      <style:text-properties officeooo:paragraph-rsid="00a3682d"/>
    </style:style>
    <style:style style:name="P70" style:family="paragraph" style:parent-style-name="Source_20_code">
      <style:text-properties officeooo:rsid="00a3682d" officeooo:paragraph-rsid="00a3682d"/>
    </style:style>
    <style:style style:name="P71" style:family="paragraph" style:parent-style-name="Option_20_note">
      <style:text-properties officeooo:paragraph-rsid="007a1f5a"/>
    </style:style>
    <style:style style:name="P72" style:family="paragraph" style:parent-style-name="Option_20_note">
      <style:text-properties officeooo:rsid="009f61a1" officeooo:paragraph-rsid="009f61a1"/>
    </style:style>
    <style:style style:name="P73" style:family="paragraph" style:parent-style-name="Option_20_note">
      <style:text-properties officeooo:rsid="00a06f13" officeooo:paragraph-rsid="00a06f13"/>
    </style:style>
    <style:style style:name="P74" style:family="paragraph" style:parent-style-name="Table_20_index_20_1">
      <style:paragraph-properties>
        <style:tab-stops>
          <style:tab-stop style:position="170mm" style:type="right" style:leader-style="dotted" style:leader-text="."/>
        </style:tab-stops>
      </style:paragraph-properties>
    </style:style>
    <style:style style:name="P75" style:family="paragraph" style:parent-style-name="Illustration_20_Index_20_1">
      <style:paragraph-properties>
        <style:tab-stops>
          <style:tab-stop style:position="170mm" style:type="right" style:leader-style="dotted" style:leader-text="."/>
        </style:tab-stops>
      </style:paragraph-properties>
    </style:style>
    <style:style style:name="P76" style:family="paragraph" style:parent-style-name="Command_20_Start">
      <style:text-properties officeooo:paragraph-rsid="009816eb"/>
    </style:style>
    <style:style style:name="P77" style:family="paragraph" style:parent-style-name="Command_20_End">
      <style:text-properties officeooo:paragraph-rsid="0098d308"/>
    </style:style>
    <style:style style:name="P78" style:family="paragraph" style:parent-style-name="Contents_20_2">
      <style:paragraph-properties>
        <style:tab-stops>
          <style:tab-stop style:position="165.01mm" style:type="right" style:leader-style="dotted" style:leader-text="."/>
        </style:tab-stops>
      </style:paragraph-properties>
    </style:style>
    <style:style style:name="P79" style:family="paragraph" style:parent-style-name="Contents_20_1">
      <style:paragraph-properties>
        <style:tab-stops>
          <style:tab-stop style:position="170mm" style:type="right" style:leader-style="dotted" style:leader-text="."/>
        </style:tab-stops>
      </style:paragraph-properties>
    </style:style>
    <style:style style:name="P80" style:family="paragraph" style:parent-style-name="Contents_20_3">
      <style:paragraph-properties>
        <style:tab-stops>
          <style:tab-stop style:position="160.02mm" style:type="right" style:leader-style="dotted" style:leader-text="."/>
        </style:tab-stops>
      </style:paragraph-properties>
    </style:style>
    <style:style style:name="P81" style:family="paragraph" style:parent-style-name="Contents_20_4">
      <style:paragraph-properties>
        <style:tab-stops>
          <style:tab-stop style:position="155.03mm" style:type="right" style:leader-style="dotted" style:leader-text="."/>
        </style:tab-stops>
      </style:paragraph-properties>
    </style:style>
    <style:style style:name="P82" style:family="paragraph" style:parent-style-name="Index_20_1">
      <style:paragraph-properties>
        <style:tab-stops>
          <style:tab-stop style:position="170mm" style:type="right" style:leader-style="dotted" style:leader-text="."/>
        </style:tab-stops>
      </style:paragraph-properties>
    </style:style>
    <style:style style:name="P83" style:family="paragraph" style:parent-style-name="Index_20_Separator">
      <style:paragraph-properties>
        <style:tab-stops/>
      </style:paragraph-properties>
    </style:style>
    <style:style style:name="P84" style:family="paragraph" style:parent-style-name="Text_20_Body_20_Start">
      <style:text-properties officeooo:paragraph-rsid="00ae8774"/>
    </style:style>
    <style:style style:name="P85" style:family="paragraph" style:parent-style-name="Heading_20_2">
      <style:text-properties officeooo:rsid="00868084" officeooo:paragraph-rsid="00868084"/>
    </style:style>
    <style:style style:name="P86" style:family="paragraph" style:parent-style-name="Heading_20_2">
      <style:text-properties officeooo:paragraph-rsid="00a9b12c"/>
    </style:style>
    <style:style style:name="P87" style:family="paragraph" style:parent-style-name="Heading_20_2" style:list-style-name="">
      <style:paragraph-properties fo:text-align="justify" style:justify-single-word="false"/>
    </style:style>
    <style:style style:name="P88" style:family="paragraph" style:parent-style-name="Heading_20_2">
      <style:text-properties officeooo:rsid="0032c6b2" officeooo:paragraph-rsid="0032c6b2"/>
    </style:style>
    <style:style style:name="P89" style:family="paragraph" style:parent-style-name="Heading_20_2">
      <style:paragraph-properties fo:break-before="page"/>
    </style:style>
    <style:style style:name="P90" style:family="paragraph" style:parent-style-name="Heading_20_4">
      <style:text-properties officeooo:rsid="003b244f" officeooo:paragraph-rsid="003b244f"/>
    </style:style>
    <style:style style:name="P91" style:family="paragraph" style:parent-style-name="Heading_20_4">
      <style:text-properties officeooo:rsid="003e8725" officeooo:paragraph-rsid="003e8725"/>
    </style:style>
    <style:style style:name="P92" style:family="paragraph" style:parent-style-name="Heading_20_4">
      <style:text-properties officeooo:rsid="00918711"/>
    </style:style>
    <style:style style:name="P93" style:family="paragraph" style:parent-style-name="Question">
      <style:text-properties officeooo:paragraph-rsid="00a3938e"/>
    </style:style>
    <style:style style:name="P94" style:family="paragraph" style:parent-style-name="Question">
      <style:text-properties officeooo:rsid="0037af8d" officeooo:paragraph-rsid="0037af8d"/>
    </style:style>
    <style:style style:name="P95" style:family="paragraph" style:parent-style-name="Question">
      <style:text-properties officeooo:rsid="008db1e9" officeooo:paragraph-rsid="008db1e9"/>
    </style:style>
    <style:style style:name="P96" style:family="paragraph" style:parent-style-name="Option" style:list-style-name="L9"/>
    <style:style style:name="P97" style:family="paragraph" style:parent-style-name="List_20_1_20_Cont." style:list-style-name="L4"/>
    <style:style style:name="P98" style:family="paragraph" style:parent-style-name="List_20_1_20_Cont.">
      <style:paragraph-properties fo:margin-left="12.51mm" fo:margin-right="0mm" fo:text-indent="-4mm" style:auto-text-indent="false"/>
    </style:style>
    <style:style style:name="P99" style:family="paragraph" style:parent-style-name="List_20_1">
      <style:text-properties officeooo:rsid="006f49b8" officeooo:paragraph-rsid="006f49b8"/>
    </style:style>
    <style:style style:name="P100" style:family="paragraph" style:parent-style-name="List_20_1">
      <style:text-properties officeooo:rsid="0068dddf" officeooo:paragraph-rsid="0068dddf"/>
    </style:style>
    <style:style style:name="P101" style:family="paragraph" style:parent-style-name="List_20_1">
      <style:text-properties officeooo:rsid="008310a8" officeooo:paragraph-rsid="008310a8"/>
    </style:style>
    <style:style style:name="P102" style:family="paragraph" style:parent-style-name="List_20_1">
      <style:text-properties officeooo:rsid="0093db33"/>
    </style:style>
    <style:style style:name="P103" style:family="paragraph" style:parent-style-name="List_20_1">
      <style:text-properties officeooo:paragraph-rsid="004dfd2b"/>
    </style:style>
    <style:style style:name="P104" style:family="paragraph" style:parent-style-name="List_20_1">
      <style:text-properties officeooo:paragraph-rsid="00b02fc0"/>
    </style:style>
    <style:style style:name="P105" style:family="paragraph" style:parent-style-name="List_20_1">
      <style:text-properties officeooo:rsid="00b02fc0" officeooo:paragraph-rsid="00b02fc0"/>
    </style:style>
    <style:style style:name="P106" style:family="paragraph" style:parent-style-name="List_20_1">
      <style:text-properties fo:font-style="italic" officeooo:rsid="00b02fc0" officeooo:paragraph-rsid="00b02fc0" style:font-style-asian="italic" style:font-style-complex="italic"/>
    </style:style>
    <style:style style:name="P107" style:family="paragraph" style:parent-style-name="List_20_1">
      <style:text-properties officeooo:rsid="0038d579" officeooo:paragraph-rsid="0038d579"/>
    </style:style>
    <style:style style:name="P108" style:family="paragraph" style:parent-style-name="List_20_1">
      <style:text-properties officeooo:paragraph-rsid="0038d579"/>
    </style:style>
    <style:style style:name="P109" style:family="paragraph" style:parent-style-name="List_20_1">
      <style:text-properties officeooo:paragraph-rsid="0042e302"/>
    </style:style>
    <style:style style:name="P110" style:family="paragraph" style:parent-style-name="List_20_1">
      <style:text-properties officeooo:rsid="0042e302" officeooo:paragraph-rsid="0042e302"/>
    </style:style>
    <style:style style:name="P111" style:family="paragraph" style:parent-style-name="List_20_1">
      <style:text-properties officeooo:paragraph-rsid="004495ea"/>
    </style:style>
    <style:style style:name="P112" style:family="paragraph" style:parent-style-name="List_20_1">
      <style:text-properties officeooo:paragraph-rsid="0013ea2a"/>
    </style:style>
    <style:style style:name="P113" style:family="paragraph" style:parent-style-name="List_20_1_20_End" style:list-style-name="L3"/>
    <style:style style:name="P114" style:family="paragraph" style:parent-style-name="List_20_1_20_End" style:list-style-name="L6">
      <style:text-properties officeooo:paragraph-rsid="00272990"/>
    </style:style>
    <style:style style:name="P115" style:family="paragraph" style:parent-style-name="List_20_1_20_End">
      <style:text-properties officeooo:rsid="0038d579" officeooo:paragraph-rsid="0038d579"/>
    </style:style>
    <style:style style:name="P116" style:family="paragraph" style:parent-style-name="List_20_1_20_End">
      <style:text-properties officeooo:paragraph-rsid="0013ea2a"/>
    </style:style>
    <style:style style:name="P117" style:family="paragraph" style:parent-style-name="List_20_1_20_End">
      <style:text-properties officeooo:rsid="0013ea2a" officeooo:paragraph-rsid="0013ea2a"/>
    </style:style>
    <style:style style:name="P118" style:family="paragraph" style:parent-style-name="List_20_1_20_End" style:list-style-name="L10"/>
    <style:style style:name="P119" style:family="paragraph" style:parent-style-name="List_20_1_20_End" style:list-style-name="L11"/>
    <style:style style:name="P120" style:family="paragraph" style:parent-style-name="List_20_1_20_End">
      <style:paragraph-properties fo:margin-left="12.51mm" fo:margin-right="0mm" fo:text-indent="-4mm" style:auto-text-indent="false"/>
    </style:style>
    <style:style style:name="P121" style:family="paragraph" style:parent-style-name="List_20_1_20_Start" style:list-style-name="L1"/>
    <style:style style:name="P122" style:family="paragraph" style:parent-style-name="List_20_1_20_Start" style:list-style-name="L2"/>
    <style:style style:name="P123" style:family="paragraph" style:parent-style-name="List_20_1_20_Start" style:list-style-name="L4"/>
    <style:style style:name="P124" style:family="paragraph" style:parent-style-name="List_20_1_20_Start" style:list-style-name="L5">
      <style:text-properties officeooo:paragraph-rsid="006f49b8"/>
    </style:style>
    <style:style style:name="P125" style:family="paragraph" style:parent-style-name="List_20_1_20_Start" style:list-style-name="L6"/>
    <style:style style:name="P126" style:family="paragraph" style:parent-style-name="List_20_1_20_Start" style:list-style-name="L7"/>
    <style:style style:name="P127" style:family="paragraph" style:parent-style-name="List_20_1_20_Start">
      <style:text-properties officeooo:paragraph-rsid="0013ea2a"/>
    </style:style>
    <style:style style:name="P128" style:family="paragraph" style:parent-style-name="List_20_1_20_Start">
      <style:text-properties officeooo:rsid="0013ea2a" officeooo:paragraph-rsid="0014b6e1"/>
    </style:style>
    <style:style style:name="P129" style:family="paragraph" style:parent-style-name="List_20_1_20_Start" style:list-style-name="L10"/>
    <style:style style:name="P130" style:family="paragraph" style:parent-style-name="List_20_1_20_Start" style:list-style-name="L11"/>
    <style:style style:name="P131" style:family="paragraph" style:parent-style-name="List_20_1_20_Start">
      <style:paragraph-properties fo:margin-left="12.51mm" fo:margin-right="0mm" fo:text-indent="-4.06mm" style:auto-text-indent="false"/>
    </style:style>
    <style:style style:name="P132" style:family="paragraph" style:parent-style-name="Heading_20_3">
      <style:text-properties officeooo:paragraph-rsid="00918711"/>
    </style:style>
    <style:style style:name="P133" style:family="paragraph" style:parent-style-name="Heading_20_3">
      <style:text-properties style:font-style-asian="normal" style:font-style-complex="normal"/>
    </style:style>
    <style:style style:name="P134" style:family="paragraph" style:parent-style-name="Heading_20_3">
      <style:text-properties officeooo:rsid="009f61a1" officeooo:paragraph-rsid="009f61a1"/>
    </style:style>
    <style:style style:name="P135" style:family="paragraph" style:parent-style-name="Heading_20_3">
      <style:text-properties officeooo:paragraph-rsid="002706f7"/>
    </style:style>
    <style:style style:name="P136" style:family="paragraph" style:parent-style-name="Heading_20_3">
      <style:paragraph-properties fo:break-before="page"/>
    </style:style>
    <style:style style:name="P137" style:family="paragraph" style:parent-style-name="Text_20_body" style:list-style-name="L9"/>
    <style:style style:name="P138" style:family="paragraph" style:parent-style-name="Heading_20_1" style:list-style-name="">
      <style:paragraph-properties fo:text-align="justify" style:justify-single-word="false"/>
    </style:style>
    <style:style style:name="P139" style:family="paragraph" style:parent-style-name="Heading_20_1">
      <style:paragraph-properties fo:break-before="page"/>
    </style:style>
    <style:style style:name="P140" style:family="paragraph" style:parent-style-name="Standard" style:list-style-name="L8"/>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79"><text:a xlink:type="simple" xlink:href="#__RefHeading__31345316" text:style-name="Index_20_Link" text:visited-style-name="Index_20_Link">Overview<text:tab/>5</text:a></text:p>
          <text:p text:style-name="P78"><text:a xlink:type="simple" xlink:href="#__RefHeading__16232_1510295094" text:style-name="Index_20_Link" text:visited-style-name="Index_20_Link">Features<text:tab/>5</text:a></text:p>
          <text:p text:style-name="P78"><text:a xlink:type="simple" xlink:href="#__RefHeading__16234_1510295094" text:style-name="Index_20_Link" text:visited-style-name="Index_20_Link">Requirements<text:tab/>5</text:a></text:p>
          <text:p text:style-name="P78"><text:a xlink:type="simple" xlink:href="#__RefHeading__16236_1510295094" text:style-name="Index_20_Link" text:visited-style-name="Index_20_Link">Supported entry types<text:tab/>6</text:a></text:p>
          <text:p text:style-name="P79"><text:a xlink:type="simple" xlink:href="#__RefHeading__16238_1510295094" text:style-name="Index_20_Link" text:visited-style-name="Index_20_Link">Installation<text:tab/>7</text:a></text:p>
          <text:p text:style-name="P78"><text:a xlink:type="simple" xlink:href="#__RefHeading__16240_1510295094" text:style-name="Index_20_Link" text:visited-style-name="Index_20_Link">Packages<text:tab/>7</text:a></text:p>
          <text:p text:style-name="P78"><text:a xlink:type="simple" xlink:href="#__RefHeading__31496503" text:style-name="Index_20_Link" text:visited-style-name="Index_20_Link">Network connection key files<text:tab/>7</text:a></text:p>
          <text:p text:style-name="P79"><text:a xlink:type="simple" xlink:href="#__RefHeading__16242_1510295094" text:style-name="Index_20_Link" text:visited-style-name="Index_20_Link">Usage<text:tab/>8</text:a></text:p>
          <text:p text:style-name="P78"><text:a xlink:type="simple" xlink:href="#__RefHeading__16244_1510295094" text:style-name="Index_20_Link" text:visited-style-name="Index_20_Link">Creating archives<text:tab/>8</text:a></text:p>
          <text:p text:style-name="P80"><text:a xlink:type="simple" xlink:href="#__RefHeading__16246_1510295094" text:style-name="Index_20_Link" text:visited-style-name="Index_20_Link">File archives<text:tab/>9</text:a></text:p>
          <text:p text:style-name="P80"><text:a xlink:type="simple" xlink:href="#__RefHeading__16248_1510295094" text:style-name="Index_20_Link" text:visited-style-name="Index_20_Link">Image archives<text:tab/>9</text:a></text:p>
          <text:p text:style-name="P78"><text:a xlink:type="simple" xlink:href="#__RefHeading__16250_1510295094" text:style-name="Index_20_Link" text:visited-style-name="Index_20_Link">List archives and directory content<text:tab/>10</text:a></text:p>
          <text:p text:style-name="P78"><text:a xlink:type="simple" xlink:href="#__RefHeading__16252_1510295094" text:style-name="Index_20_Link" text:visited-style-name="Index_20_Link">Test archives<text:tab/>10</text:a></text:p>
          <text:p text:style-name="P78"><text:a xlink:type="simple" xlink:href="#__RefHeading__16254_1510295094" text:style-name="Index_20_Link" text:visited-style-name="Index_20_Link">Compare archives<text:tab/>11</text:a></text:p>
          <text:p text:style-name="P78"><text:a xlink:type="simple" xlink:href="#__RefHeading__16256_1510295094" text:style-name="Index_20_Link" text:visited-style-name="Index_20_Link">Extract archives<text:tab/>11</text:a></text:p>
          <text:p text:style-name="P78"><text:a xlink:type="simple" xlink:href="#__RefHeading__12718_1965121651" text:style-name="Index_20_Link" text:visited-style-name="Index_20_Link">Convert archives<text:tab/>12</text:a></text:p>
          <text:p text:style-name="P78"><text:a xlink:type="simple" xlink:href="#__RefHeading__16258_1510295094" text:style-name="Index_20_Link" text:visited-style-name="Index_20_Link">Incremental/Differential archives<text:tab/>12</text:a></text:p>
          <text:p text:style-name="P78"><text:a xlink:type="simple" xlink:href="#__RefHeading__16260_1510295094" text:style-name="Index_20_Link" text:visited-style-name="Index_20_Link">Compress archives<text:tab/>13</text:a></text:p>
          <text:p text:style-name="P78"><text:a xlink:type="simple" xlink:href="#__RefHeading__16262_1510295094" text:style-name="Index_20_Link" text:visited-style-name="Index_20_Link">Encrypt archives<text:tab/>14</text:a></text:p>
          <text:p text:style-name="P80"><text:a xlink:type="simple" xlink:href="#__RefHeading__16264_1510295094" text:style-name="Index_20_Link" text:visited-style-name="Index_20_Link">Asymmetric encryption<text:tab/>15</text:a></text:p>
          <text:p text:style-name="P78"><text:a xlink:type="simple" xlink:href="#__RefHeading__29676110" text:style-name="Index_20_Link" text:visited-style-name="Index_20_Link">Split archives<text:tab/>16</text:a></text:p>
          <text:p text:style-name="P78"><text:a xlink:type="simple" xlink:href="#__RefHeading__16266_1510295094" text:style-name="Index_20_Link" text:visited-style-name="Index_20_Link">Store archives<text:tab/>16</text:a></text:p>
          <text:p text:style-name="P80"><text:a xlink:type="simple" xlink:href="#__RefHeading__31224310" text:style-name="Index_20_Link" text:visited-style-name="Index_20_Link">File system<text:tab/>16</text:a></text:p>
          <text:p text:style-name="P80"><text:a xlink:type="simple" xlink:href="#__RefHeading__33452803" text:style-name="Index_20_Link" text:visited-style-name="Index_20_Link">Remote server (FTP/SCP/SFTP/WebDAV)<text:tab/>17</text:a></text:p>
          <text:p text:style-name="P80"><text:a xlink:type="simple" xlink:href="#__RefHeading__16268_1510295094" text:style-name="Index_20_Link" text:visited-style-name="Index_20_Link">CD/DVD/BD<text:tab/>17</text:a></text:p>
          <text:p text:style-name="P80"><text:a xlink:type="simple" xlink:href="#__RefHeading__33455003" text:style-name="Index_20_Link" text:visited-style-name="Index_20_Link">Device<text:tab/>19</text:a></text:p>
          <text:p text:style-name="P79"><text:a xlink:type="simple" xlink:href="#__RefHeading__29694130" text:style-name="Index_20_Link" text:visited-style-name="Index_20_Link">Server<text:tab/>19</text:a></text:p>
          <text:p text:style-name="P78"><text:a xlink:type="simple" xlink:href="#__RefHeading__16270_1510295094" text:style-name="Index_20_Link" text:visited-style-name="Index_20_Link">Daemon<text:tab/>19</text:a></text:p>
          <text:p text:style-name="P80"><text:a xlink:type="simple" xlink:href="#__RefHeading__7119_1531997487" text:style-name="Index_20_Link" text:visited-style-name="Index_20_Link">Ports<text:tab/>19</text:a></text:p>
          <text:p text:style-name="P80"><text:a xlink:type="simple" xlink:href="#__RefHeading__6783_1531997487" text:style-name="Index_20_Link" text:visited-style-name="Index_20_Link">Firewall<text:tab/>19</text:a></text:p>
          <text:p text:style-name="P78"><text:a xlink:type="simple" xlink:href="#__RefHeading__12406_1972768539" text:style-name="Index_20_Link" text:visited-style-name="Index_20_Link">Master and Slave<text:tab/>20</text:a></text:p>
          <text:p text:style-name="P78"><text:a xlink:type="simple" xlink:href="#__RefHeading__16272_1510295094" text:style-name="Index_20_Link" text:visited-style-name="Index_20_Link">Database<text:tab/>20</text:a></text:p>
          <text:p text:style-name="P80"><text:a xlink:type="simple" xlink:href="#__RefHeading__8614_961238848" text:style-name="Index_20_Link" text:visited-style-name="Index_20_Link">bar-sqlite3<text:tab/>21</text:a></text:p>
          <text:p text:style-name="P78"><text:a xlink:type="simple" xlink:href="#__RefHeading__30626103" text:style-name="Index_20_Link" text:visited-style-name="Index_20_Link">Graphical front end<text:tab/>22</text:a></text:p>
          <text:p text:style-name="P80"><text:a xlink:type="simple" xlink:href="#__RefHeading__16274_1510295094" text:style-name="Index_20_Link" text:visited-style-name="Index_20_Link">Status tab<text:tab/>23</text:a></text:p>
          <text:p text:style-name="P80"><text:a xlink:type="simple" xlink:href="#__RefHeading__16276_1510295094" text:style-name="Index_20_Link" text:visited-style-name="Index_20_Link">Jobs tab<text:tab/>24</text:a></text:p>
          <text:p text:style-name="P81"><text:a xlink:type="simple" xlink:href="#__RefHeading__16278_1510295094" text:style-name="Index_20_Link" text:visited-style-name="Index_20_Link">Entries<text:tab/>24</text:a></text:p>
          <text:p text:style-name="P81"><text:a xlink:type="simple" xlink:href="#__RefHeading__16280_1510295094" text:style-name="Index_20_Link" text:visited-style-name="Index_20_Link">Images<text:tab/>25</text:a></text:p>
          <text:p text:style-name="P81"><text:a xlink:type="simple" xlink:href="#__RefHeading__16282_1510295094" text:style-name="Index_20_Link" text:visited-style-name="Index_20_Link">Filters &amp; Mounts<text:tab/>26</text:a></text:p>
          <text:p text:style-name="P81"><text:a xlink:type="simple" xlink:href="#__RefHeading__30546110" text:style-name="Index_20_Link" text:visited-style-name="Index_20_Link">Storage<text:tab/>27</text:a></text:p>
          <text:p text:style-name="P81"><text:a xlink:type="simple" xlink:href="#__RefHeading__14185_608817561" text:style-name="Index_20_Link" text:visited-style-name="Index_20_Link">Scripts<text:tab/>28</text:a></text:p>
          <text:p text:style-name="P81"><text:a xlink:type="simple" xlink:href="#__RefHeading__16284_1510295094" text:style-name="Index_20_Link" text:visited-style-name="Index_20_Link">Schedule<text:tab/>29</text:a></text:p>
          <text:p text:style-name="P81"><text:a xlink:type="simple" xlink:href="#__RefHeading__16286_1510295094" text:style-name="Index_20_Link" text:visited-style-name="Index_20_Link">Persistence<text:tab/>30</text:a></text:p>
          <text:p text:style-name="P81"><text:a xlink:type="simple" xlink:href="#__RefHeading__12408_1972768539" text:style-name="Index_20_Link" text:visited-style-name="Index_20_Link">Comment<text:tab/>31</text:a></text:p>
          <text:p text:style-name="P80"><text:a xlink:type="simple" xlink:href="#__RefHeading__12410_1972768539" text:style-name="Index_20_Link" text:visited-style-name="Index_20_Link">Restore tab<text:tab/>31</text:a></text:p>
          <text:p text:style-name="P80"><text:a xlink:type="simple" xlink:href="#__RefHeading__12251_695893263" text:style-name="Index_20_Link" text:visited-style-name="Index_20_Link">Server settings<text:tab/>34</text:a></text:p>
          <text:p text:style-name="P81"><text:a xlink:type="simple" xlink:href="#__RefHeading__12253_695893263" text:style-name="Index_20_Link" text:visited-style-name="Index_20_Link">General<text:tab/>34</text:a></text:p>
          <text:p text:style-name="P81"><text:a xlink:type="simple" xlink:href="#__RefHeading__12255_695893263" text:style-name="Index_20_Link" text:visited-style-name="Index_20_Link">Servers<text:tab/>34</text:a></text:p>
          <text:p text:style-name="P81"><text:a xlink:type="simple" xlink:href="#__RefHeading__12257_695893263" text:style-name="Index_20_Link" text:visited-style-name="Index_20_Link">Commands<text:tab/>35</text:a></text:p>
          <text:p text:style-name="P81"><text:soft-page-break/><text:a xlink:type="simple" xlink:href="#__RefHeading__12259_695893263" text:style-name="Index_20_Link" text:visited-style-name="Index_20_Link">Verbosity &amp; Log<text:tab/>35</text:a></text:p>
          <text:p text:style-name="P79"><text:a xlink:type="simple" xlink:href="#__RefHeading__16288_1510295094" text:style-name="Index_20_Link" text:visited-style-name="Index_20_Link">Use cases<text:tab/>36</text:a></text:p>
          <text:p text:style-name="P78"><text:a xlink:type="simple" xlink:href="#__RefHeading__15954_1674148630" text:style-name="Index_20_Link" text:visited-style-name="Index_20_Link">a) <text:s/>Normal backup<text:tab/>36</text:a></text:p>
          <text:p text:style-name="P78"><text:a xlink:type="simple" xlink:href="#__RefHeading__15956_1674148630" text:style-name="Index_20_Link" text:visited-style-name="Index_20_Link">b) <text:s/>Full daily backup with time schedule<text:tab/>37</text:a></text:p>
          <text:p text:style-name="P78"><text:a xlink:type="simple" xlink:href="#__RefHeading__15958_1674148630" text:style-name="Index_20_Link" text:visited-style-name="Index_20_Link">c) <text:s/>Full weekly backup with time schedule and daily incremental backup<text:tab/>37</text:a></text:p>
          <text:p text:style-name="P78"><text:a xlink:type="simple" xlink:href="#__RefHeading__15960_1674148630" text:style-name="Index_20_Link" text:visited-style-name="Index_20_Link">d) <text:s/>Full weekly backup with daily incremental and continuous backup<text:tab/>37</text:a></text:p>
          <text:p text:style-name="P78"><text:a xlink:type="simple" xlink:href="#__RefHeading__15962_1674148630" text:style-name="Index_20_Link" text:visited-style-name="Index_20_Link">e) <text:s/>Restore single file or directory<text:tab/>37</text:a></text:p>
          <text:p text:style-name="P78"><text:a xlink:type="simple" xlink:href="#__RefHeading__15964_1674148630" text:style-name="Index_20_Link" text:visited-style-name="Index_20_Link">f) <text:s/>Restore full backup<text:tab/>38</text:a></text:p>
          <text:p text:style-name="P79"><text:a xlink:type="simple" xlink:href="#__RefHeading__15744_1674148630" text:style-name="Index_20_Link" text:visited-style-name="Index_20_Link">Appendix<text:tab/>39</text:a></text:p>
          <text:p text:style-name="P78"><text:a xlink:type="simple" xlink:href="#__RefHeading__8616_961238848" text:style-name="Index_20_Link" text:visited-style-name="Index_20_Link">Tools<text:tab/>39</text:a></text:p>
          <text:p text:style-name="P78"><text:a xlink:type="simple" xlink:href="#__RefHeading__30604910" text:style-name="Index_20_Link" text:visited-style-name="Index_20_Link">Archive file name macros<text:tab/>39</text:a></text:p>
          <text:p text:style-name="P78"><text:a xlink:type="simple" xlink:href="#__RefHeading__27593402" text:style-name="Index_20_Link" text:visited-style-name="Index_20_Link">BAR command line options summary<text:tab/>40</text:a></text:p>
          <text:p text:style-name="P80"><text:a xlink:type="simple" xlink:href="#__RefHeading__16290_1510295094" text:style-name="Index_20_Link" text:visited-style-name="Index_20_Link">Basic commands<text:tab/>40</text:a></text:p>
          <text:p text:style-name="P80"><text:a xlink:type="simple" xlink:href="#__RefHeading__16292_1510295094" text:style-name="Index_20_Link" text:visited-style-name="Index_20_Link">Include/Exclude files<text:tab/>41</text:a></text:p>
          <text:p text:style-name="P80"><text:a xlink:type="simple" xlink:href="#__RefHeading__16294_1510295094" text:style-name="Index_20_Link" text:visited-style-name="Index_20_Link">Incremental/Differential archives<text:tab/>42</text:a></text:p>
          <text:p text:style-name="P80"><text:a xlink:type="simple" xlink:href="#__RefHeading__16296_1510295094" text:style-name="Index_20_Link" text:visited-style-name="Index_20_Link">Compression<text:tab/>43</text:a></text:p>
          <text:p text:style-name="P80"><text:a xlink:type="simple" xlink:href="#__RefHeading__16298_1510295094" text:style-name="Index_20_Link" text:visited-style-name="Index_20_Link">Encryption<text:tab/>46</text:a></text:p>
          <text:p text:style-name="P80"><text:a xlink:type="simple" xlink:href="#__RefHeading__12412_1972768539" text:style-name="Index_20_Link" text:visited-style-name="Index_20_Link">Signatures<text:tab/>47</text:a></text:p>
          <text:p text:style-name="P80"><text:a xlink:type="simple" xlink:href="#__RefHeading__29665410" text:style-name="Index_20_Link" text:visited-style-name="Index_20_Link">Splitting<text:tab/>48</text:a></text:p>
          <text:p text:style-name="P80"><text:a xlink:type="simple" xlink:href="#__RefHeading__31202610" text:style-name="Index_20_Link" text:visited-style-name="Index_20_Link">Storage<text:tab/>48</text:a></text:p>
          <text:p text:style-name="P81"><text:a xlink:type="simple" xlink:href="#__RefHeading__16300_1510295094" text:style-name="Index_20_Link" text:visited-style-name="Index_20_Link">File<text:tab/>48</text:a></text:p>
          <text:p text:style-name="P81"><text:a xlink:type="simple" xlink:href="#__RefHeading__33495803" text:style-name="Index_20_Link" text:visited-style-name="Index_20_Link">FTP<text:tab/>48</text:a></text:p>
          <text:p text:style-name="P81"><text:a xlink:type="simple" xlink:href="#__RefHeading__33496803" text:style-name="Index_20_Link" text:visited-style-name="Index_20_Link">SSH<text:tab/>49</text:a></text:p>
          <text:p text:style-name="P81"><text:a xlink:type="simple" xlink:href="#__RefHeading__16302_1510295094" text:style-name="Index_20_Link" text:visited-style-name="Index_20_Link">SCP<text:tab/>50</text:a></text:p>
          <text:p text:style-name="P81"><text:a xlink:type="simple" xlink:href="#__RefHeading__16304_1510295094" text:style-name="Index_20_Link" text:visited-style-name="Index_20_Link">SFTP<text:tab/>50</text:a></text:p>
          <text:p text:style-name="P81"><text:a xlink:type="simple" xlink:href="#__RefHeading__7767_909302912" text:style-name="Index_20_Link" text:visited-style-name="Index_20_Link">WebDAV<text:tab/>50</text:a></text:p>
          <text:p text:style-name="P81"><text:a xlink:type="simple" xlink:href="#__RefHeading__16306_1510295094" text:style-name="Index_20_Link" text:visited-style-name="Index_20_Link">CD/DVD/BD<text:tab/>51</text:a></text:p>
          <text:p text:style-name="P81"><text:a xlink:type="simple" xlink:href="#__RefHeading__33501503" text:style-name="Index_20_Link" text:visited-style-name="Index_20_Link">Device<text:tab/>52</text:a></text:p>
          <text:p text:style-name="P80"><text:a xlink:type="simple" xlink:href="#__RefHeading__16308_1510295094" text:style-name="Index_20_Link" text:visited-style-name="Index_20_Link">Restore<text:tab/>54</text:a></text:p>
          <text:p text:style-name="P80"><text:a xlink:type="simple" xlink:href="#__RefHeading__16310_1510295094" text:style-name="Index_20_Link" text:visited-style-name="Index_20_Link">Server<text:tab/>54</text:a></text:p>
          <text:p text:style-name="P80"><text:a xlink:type="simple" xlink:href="#__RefHeading__13949_1679799926" text:style-name="Index_20_Link" text:visited-style-name="Index_20_Link">Index database<text:tab/>56</text:a></text:p>
          <text:p text:style-name="P80"><text:a xlink:type="simple" xlink:href="#__RefHeading__10437_873480820" text:style-name="Index_20_Link" text:visited-style-name="Index_20_Link">Continuous database<text:tab/>57</text:a></text:p>
          <text:p text:style-name="P80"><text:a xlink:type="simple" xlink:href="#__RefHeading__13951_1679799926" text:style-name="Index_20_Link" text:visited-style-name="Index_20_Link">Logging<text:tab/>57</text:a></text:p>
          <text:p text:style-name="P80"><text:a xlink:type="simple" xlink:href="#__RefHeading__16312_1510295094" text:style-name="Index_20_Link" text:visited-style-name="Index_20_Link">Miscellaneous<text:tab/>58</text:a></text:p>
          <text:p text:style-name="P78"><text:a xlink:type="simple" xlink:href="#__RefHeading__16314_1510295094" text:style-name="Index_20_Link" text:visited-style-name="Index_20_Link">BAR configuration and job files<text:tab/>61</text:a></text:p>
          <text:p text:style-name="P80"><text:a xlink:type="simple" xlink:href="#__RefHeading__16316_1510295094" text:style-name="Index_20_Link" text:visited-style-name="Index_20_Link">Additional configuration entries<text:tab/>62</text:a></text:p>
          <text:p text:style-name="P80"><text:a xlink:type="simple" xlink:href="#__RefHeading__16318_1510295094" text:style-name="Index_20_Link" text:visited-style-name="Index_20_Link">Block configuration entries<text:tab/>63</text:a></text:p>
          <text:p text:style-name="P81"><text:a xlink:type="simple" xlink:href="#__RefHeading__14674_1674148630" text:style-name="Index_20_Link" text:visited-style-name="Index_20_Link">File server<text:tab/>63</text:a></text:p>
          <text:p text:style-name="P81"><text:a xlink:type="simple" xlink:href="#__RefHeading__16320_1510295094" text:style-name="Index_20_Link" text:visited-style-name="Index_20_Link">FTP server<text:tab/>63</text:a></text:p>
          <text:p text:style-name="P81"><text:a xlink:type="simple" xlink:href="#__RefHeading__16322_1510295094" text:style-name="Index_20_Link" text:visited-style-name="Index_20_Link">SSH/SCP/SFTP server<text:tab/>63</text:a></text:p>
          <text:p text:style-name="P81"><text:a xlink:type="simple" xlink:href="#__RefHeading__9029_1272517093" text:style-name="Index_20_Link" text:visited-style-name="Index_20_Link">WebDAV server<text:tab/>64</text:a></text:p>
          <text:p text:style-name="P81"><text:a xlink:type="simple" xlink:href="#__RefHeading__9031_1272517093" text:style-name="Index_20_Link" text:visited-style-name="Index_20_Link">Device<text:tab/>64</text:a></text:p>
          <text:p text:style-name="P81"><text:a xlink:type="simple" xlink:href="#__RefHeading__9033_1272517093" text:style-name="Index_20_Link" text:visited-style-name="Index_20_Link">Schedule<text:tab/>64</text:a></text:p>
          <text:p text:style-name="P80"><text:a xlink:type="simple" xlink:href="#__RefHeading__16326_1510295094" text:style-name="Index_20_Link" text:visited-style-name="Index_20_Link">Example configuration file<text:tab/>65</text:a></text:p>
          <text:p text:style-name="P78"><text:a xlink:type="simple" xlink:href="#__RefHeading__32474025" text:style-name="Index_20_Link" text:visited-style-name="Index_20_Link">BARControl command line options summary<text:tab/>66</text:a></text:p>
          <text:p text:style-name="P78"><text:a xlink:type="simple" xlink:href="#__RefHeading__16328_1510295094" text:style-name="Index_20_Link" text:visited-style-name="Index_20_Link">BARControl configuration file<text:tab/>68</text:a></text:p>
          <text:p text:style-name="P78"><text:a xlink:type="simple" xlink:href="#__RefHeading__16330_1510295094" text:style-name="Index_20_Link" text:visited-style-name="Index_20_Link">Exit codes<text:tab/>68</text:a></text:p>
          <text:p text:style-name="P78"><text:a xlink:type="simple" xlink:href="#__RefHeading__29596110" text:style-name="Index_20_Link" text:visited-style-name="Index_20_Link">Archive file format<text:tab/>69</text:a></text:p>
          <text:p text:style-name="P78"><text:a xlink:type="simple" xlink:href="#__RefHeading__35624716" text:style-name="Index_20_Link" text:visited-style-name="Index_20_Link">Compilation<text:tab/>70</text:a></text:p>
          <text:p text:style-name="P78"><text:a xlink:type="simple" xlink:href="#__RefHeading__16332_1510295094" text:style-name="Index_20_Link" text:visited-style-name="Index_20_Link">Development<text:tab/>73</text:a></text:p>
          <text:p text:style-name="P79"><text:soft-page-break/><text:a xlink:type="simple" xlink:href="#__RefHeading__31406103" text:style-name="Index_20_Link" text:visited-style-name="Index_20_Link">Frequently asked questions<text:tab/>73</text:a></text:p>
          <text:p text:style-name="P79"><text:a xlink:type="simple" xlink:href="#__RefHeading__16334_1510295094" text:style-name="Index_20_Link" text:visited-style-name="Index_20_Link">Contact and bug reports<text:tab/>80</text:a></text:p>
          <text:p text:style-name="P79"><text:a xlink:type="simple" xlink:href="#__RefHeading__16336_1510295094" text:style-name="Index_20_Link" text:visited-style-name="Index_20_Link">License<text:tab/>80</text:a></text:p>
          <text:p text:style-name="P79"><text:a xlink:type="simple" xlink:href="#__RefHeading__16338_1510295094" text:style-name="Index_20_Link" text:visited-style-name="Index_20_Link">References<text:tab/>8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5">Figure 1: Graphical front end main window (status tab)<text:tab/>22</text:p>
          <text:p text:style-name="P75">Figure 2: Entries<text:tab/>24</text:p>
          <text:p text:style-name="P75">Figure 3: Images<text:tab/>25</text:p>
          <text:p text:style-name="P75">Figure 4: Filters and mounts<text:tab/>26</text:p>
          <text:p text:style-name="P75">Figure 5: Storage<text:tab/>26</text:p>
          <text:p text:style-name="P75">Figure 6: Archive name editor<text:tab/>27</text:p>
          <text:p text:style-name="P75">Figure 7: Scripts<text:tab/>28</text:p>
          <text:p text:style-name="P75">Figure 8: Scheduler<text:tab/>29</text:p>
          <text:p text:style-name="P75">Figure 9: Restoring files<text:tab/>30</text:p>
          <text:p text:style-name="P75">Figure 10: Restore dialog<text:tab/>31</text:p>
          <text:p text:style-name="P75">Figure 11: Server general settings<text:tab/>32</text:p>
          <text:p text:style-name="P75">Figure 12: Servers settings<text:tab/>33</text:p>
          <text:p text:style-name="P75">Figure 13: Server command settings<text:tab/>34</text:p>
          <text:p text:style-name="P75">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4">Table 1: Supported entries<text:tab/>7</text:p>
          <text:p text:style-name="P74">Table 2: Certificates and key files<text:tab/>8</text:p>
          <text:p text:style-name="P74">Table 3: Archive part and medium sizes<text:tab/>19</text:p>
          <text:p text:style-name="P74">Table 4: Server ports<text:tab/>20</text:p>
          <text:p text:style-name="P74">Table 5: Archive file name macros<text:tab/>38</text:p>
          <text:p text:style-name="P74">Table 6: Pattern types<text:tab/>40</text:p>
          <text:p text:style-name="P74">Table 7: Compression algorithms<text:tab/>44</text:p>
          <text:p text:style-name="P74">Table 8: Encryption algorithms<text:tab/>45</text:p>
          <text:p text:style-name="P74">Table 9: Log information types<text:tab/>55</text:p>
          <text:p text:style-name="P74">Table 10: Verbosity levels<text:tab/>58</text:p>
          <text:p text:style-name="P74">Table 11: BAR exit codes<text:tab/>66</text:p>
          <text:p text:style-name="P74">Table 12: Compilation packages<text:tab/>69</text:p>
          <text:p text:style-name="P74">Table 13: Tests<text:tab/>70</text:p>
        </text:index-body>
      </text:table-index>
      <text:p text:style-name="Text_20_body"/>
      <text:h text:style-name="P138" text:outline-level="1"/>
      <text:h text:style-name="P13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506267711" text:style-name="L1">
        <text:list-item>
          <text:p text:style-name="P121">create, list, test, compare and extract archives of files and disk images,</text:p>
        </text:list-item>
      </text:list>
      <text:list xml:id="list313177783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225704411" text:style-name="L2">
        <text:list-item>
          <text:p text:style-name="P122">glibc 2.3.2 or higher</text:p>
        </text:list-item>
      </text:list>
      <text:list xml:id="list210333067262016" text:continue-list="list3131777831" text:style-name="List_20_1">
        <text:list-item>
          <text:p text:style-name="List_20_1"><text:span text:style-name="Name">BAR</text:span> binary</text:p>
        </text:list-item>
      </text:list>
      <text:list xml:id="list1682842788" text:style-name="L3">
        <text:list-item>
          <text:p text:style-name="P11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699189085" text:style-name="L4">
        <text:list-item>
          <text:p text:style-name="P123">cdrecord [<text:reference-ref text:reference-format="text" text:ref-name="cdrtools">cdrtools</text:reference-ref>]</text:p>
        </text:list-item>
      </text:list>
      <text:list xml:id="list210330950892202" text:continue-list="list210333067262016" text:style-name="List_20_1">
        <text:list-item>
          <text:p text:style-name="List_20_1">growisofs [<text:reference-ref text:reference-format="text" text:ref-name="growisofs">growisofs</text:reference-ref>]</text:p>
        </text:list-item>
      </text:list>
      <text:list xml:id="list210332281756796" text:continue-list="list3699189085" text:style-name="L4">
        <text:list-item>
          <text:p text:style-name="P97">mkisofs, <text:span text:style-name="T63">dvd+rw-format</text:span> [<text:reference-ref text:reference-format="text" text:ref-name="dvd+rw-tools">dvd+rw-tools</text:reference-ref>]</text:p>
        </text:list-item>
      </text:list>
      <text:list xml:id="list210331954230208" text:continue-list="list21033095089220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4145640991" text:style-name="L5">
        <text:list-item>
          <text:p text:style-name="P124"><text:soft-page-break/>C/<text:span text:style-name="T67">C++</text:span> development environment with gcc, <text:span text:style-name="T66">g++</text:span></text:p>
        </text:list-item>
      </text:list>
      <text:list xml:id="list210332033538563" text:continue-list="list210331954230208" text:style-name="List_20_1">
        <text:list-item>
          <text:p text:style-name="List_20_1">GNU make</text:p>
        </text:list-item>
        <text:list-item>
          <text:p text:style-name="List_20_1">m4</text:p>
        </text:list-item>
        <text:list-item>
          <text:p text:style-name="P99">xgettext</text:p>
        </text:list-item>
        <text:list-item>
          <text:p text:style-name="List_20_1">perl</text:p>
        </text:list-item>
        <text:list-item>
          <text:p text:style-name="P10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1033169408484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1"><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1033211602577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2</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1085150417" text:style-name="L6">
        <text:list-item>
          <text:p text:style-name="P125"><text:bookmark-start text:name="__DdeLink__11097_1674148630"/>&lt;name&gt; stay for a parameter, e. g. a name or some text,</text:p>
        </text:list-item>
      </text:list>
      <text:list xml:id="list210331816643287" text:continue-list="list21033211602577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10331913156376" text:continue-list="list1085150417" text:style-name="L6">
        <text:list-item>
          <text:p text:style-name="P114">&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10332995069564" text:continue-list="list21033181664328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960459817" text:style-name="L7">
        <text:list-item>
          <text:p text:style-name="P126"><text:soft-page-break/>ext2</text:p>
        </text:list-item>
      </text:list>
      <text:list xml:id="list210332935184730" text:continue-list="list21033299506956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10332569231179" text:continue-numbering="true" text:style-name="List_20_1">
        <text:list-item>
          <text:p text:style-name="List_20_1_20_End">ext4</text:p>
        </text:list-item>
      </text:list>
      <text:p text:style-name="Text_20_Body_20_Start">Experimental, but no longer supported files systems are:</text:p>
      <text:list xml:id="list21033233586140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210332883650072"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02">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5">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5"><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10333102522912"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1033288912723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0">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76">bar ‑‑create home.bar /home –<text:span text:style-name="T92">crypt</text:span>-algorithm=<text:span text:style-name="T92">AES256 ‑‑crypt-password=secret</text:span></text:p>
      <text:p text:style-name="P77">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687713781928"/><text:alphabetical-index-mark-start text:id="IMark94687737376728"/>URI<text:alphabetical-index-mark-end text:id="IMark94687737376728"/><text:alphabetical-index-mark-end text:id="IMark9468771378192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85"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21033252360000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763365195"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210331701275336"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86"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210332804778576" text:continue-list="list210332523600008" text:style-name="List_20_1">
        <text:list-item>
          <text:p text:style-name="P131">the archive files are stored either in the file system, on a ftp server, scp/sftp server, or a we<text:span text:style-name="T28">bdav</text:span> server and</text:p>
        </text:list-item>
        <text:list-item>
          <text:p text:style-name="P98">the name suffix is <text:span text:style-name="Filename">.bar,</text:span> and</text:p>
        </text:list-item>
        <text:list-item>
          <text:p text:style-name="P120">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210331436177152"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03"><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3"><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03"><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3">‑‑<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87" text:outline-level="2"/>
      <text:h text:style-name="P89" text:outline-level="2"><text:bookmark-start text:name="__RefHeading__30626103"/><text:alphabetical-index-mark text:string-value="graphical front end"/>Graphical front end<text:bookmark-end text:name="__RefHeading__30626103"/></text:h>
      <text:p text:style-name="P84">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210332118904093" text:continue-numbering="true" text:style-name="List_20_1">
        <text:list-item>
          <text:p text:style-name="List_20_1">specified on the command line via the option <text:span text:style-name="Option">–key-file</text:span></text:p>
        </text:list-item>
        <text:list-item>
          <text:p text:style-name="P104"><text:span text:style-name="Filename"><text:span text:style-name="T110">bar-key.pem</text:span></text:span><text:span text:style-name="T110"> in the local directory</text:span></text:p>
        </text:list-item>
        <text:list-item>
          <text:p text:style-name="P105"><text:span text:style-name="Filename">$HOME/.bar/bar-key.pem</text:span></text:p>
        </text:list-item>
        <text:list-item>
          <text:p text:style-name="P106"><text:span text:style-name="Filename">/etc/bar/bar-key.pem</text:span></text:p>
        </text:list-item>
        <text:list-item>
          <text:p text:style-name="P106"><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10"><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21033158298646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210332684772785"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3099175604" text:style-name="L8">
        <text:list-item>
          <text:p text:style-name="P140">included entry names</text:p>
        </text:list-item>
      </text:list>
      <text:list xml:id="list210331464240233" text:continue-list="list210332684772785" text:style-name="List_20_1">
        <text:list-item>
          <text:p text:style-name="List_20_1">included images</text:p>
        </text:list-item>
        <text:list-item>
          <text:p text:style-name="P107">filters and mounts</text:p>
        </text:list-item>
        <text:list-item>
          <text:p text:style-name="List_20_1">storage information</text:p>
        </text:list-item>
        <text:list-item>
          <text:p text:style-name="P107">scripts</text:p>
        </text:list-item>
        <text:list-item>
          <text:p text:style-name="P108">schedule information</text:p>
        </text:list-item>
        <text:list-item>
          <text:p text:style-name="P115">comments</text:p>
        </text:list-item>
      </text:list>
      <text:p text:style-name="Text_20_Body_20_Start">The jobs tab have some sub-tabs to edit these pieces of data.</text:p>
      <text:h text:style-name="P90"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8"><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49">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3"><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7"><draw:text-box fo:min-height="93.13mm"><text:p text:style-name="Filters"><draw:frame draw:style-name="fr14" draw:name="graphics5" text:anchor-type="paragraph" svg:width="111.39mm" svg:height="93.13mm" draw:z-index="19"><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24"><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18"><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5"><draw:text-box fo:min-height="35%"><text:p text:style-name="Figure"><draw:frame draw:style-name="fr17" draw:name="Image5" text:anchor-type="paragraph" svg:width="170mm" style:rel-width="100%" svg:height="118.96mm" style:rel-height="scale" draw:z-index="16"><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91"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20"><draw:text-box><text:p text:style-name="Figure"><draw:frame draw:style-name="fr17" draw:name="Image9" text:anchor-type="paragraph" svg:width="112.2mm" style:rel-width="100%" svg:height="94.23mm" style:rel-height="scale" draw:z-index="21"><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92" text:outline-level="4"><draw:frame draw:style-name="fr2" draw:name="Frame7" text:anchor-type="paragraph" svg:width="111.39mm" draw:z-index="5"><draw:text-box fo:min-height="93.13mm"><text:p text:style-name="Figure"><draw:frame draw:style-name="fr14" draw:name="graphics6" text:anchor-type="paragraph" svg:width="111.39mm" svg:height="93.13mm" draw:z-index="14"><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3"><draw:text-box fo:min-height="91.93mm"><text:p text:style-name="Figure"><draw:frame draw:style-name="fr17" draw:name="Image4" text:anchor-type="paragraph" svg:width="111.13mm" style:rel-width="100%" svg:height="91.93mm" style:rel-height="scale" draw:z-index="34"><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21033362908496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9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3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5">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12"><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6"><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7"><draw:text-box fo:min-height="84.54mm"><text:p text:style-name="Figure"><draw:frame draw:style-name="fr18" draw:name="graphics9" text:anchor-type="paragraph" svg:width="100.86mm" svg:height="84.31mm" draw:z-index="9"><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2"><draw:text-box fo:min-height="58%" fo:min-width="112.2mm"><text:p text:style-name="Figure"><draw:frame draw:style-name="fr17" draw:name="Image8" text:anchor-type="paragraph" svg:width="170mm" style:rel-width="100%" svg:height="142.68mm" style:rel-height="scale" draw:z-index="23"><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3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210332822892800"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109"><text:span text:style-name="T49">the nice level </text:span><text:span text:style-name="Number_20_Mark"><text:span text:style-name="T49">C</text:span></text:span><text:span text:style-name="T49">,</text:span></text:p>
        </text:list-item>
        <text:list-item>
          <text:p text:style-name="P109"><text:span text:style-name="T49">the max. number of compress and encryption threads </text:span><text:span text:style-name="Number_20_Mark"><text:span text:style-name="T49">D</text:span></text:span><text:span text:style-name="T49">,</text:span></text:p>
        </text:list-item>
        <text:list-item>
          <text:p text:style-name="P109"><text:span text:style-name="T49">the minimal compress size </text:span><text:span text:style-name="Number_20_Mark"><text:span text:style-name="T49">E</text:span></text:span><text:span text:style-name="T49">,</text:span></text:p>
        </text:list-item>
        <text:list-item>
          <text:p text:style-name="P110">the jobs directory <text:span text:style-name="Number_20_Mark">F</text:span>,</text:p>
        </text:list-item>
        <text:list-item>
          <text:p text:style-name="P110">the max. size of files included in a continuous backup <text:span text:style-name="Number_20_Mark">G</text:span>,</text:p>
        </text:list-item>
        <text:list-item>
          <text:p text:style-name="P110">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5"><draw:text-box fo:min-height="30%" fo:min-width="112.2mm"><text:p text:style-name="Figure"><draw:frame draw:style-name="fr17" draw:name="Image1" text:anchor-type="paragraph" svg:width="163.65mm" style:rel-width="100%" svg:height="89.09mm" style:rel-height="scale" draw:z-index="26"><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7"><draw:text-box fo:min-height="29%" fo:min-width="170mm"><text:p text:style-name="Figure"><draw:frame draw:style-name="fr17" draw:name="Image2" text:anchor-type="paragraph" svg:width="170mm" style:rel-width="100%" svg:height="92.55mm" style:rel-height="scale"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9"><draw:text-box fo:min-height="92.55mm"><text:p text:style-name="Figure"><draw:frame draw:style-name="fr17" draw:name="Image10" text:anchor-type="paragraph" svg:width="170mm" style:rel-width="100%" svg:height="92.55mm" style:rel-height="scale"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210332423390080"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111"><text:span text:style-name="T50">the log </text:span>types <text:span text:style-name="Number_20_Mark"><text:span text:style-name="T50">C</text:span></text:span>,</text:p>
        </text:list-item>
        <text:list-item>
          <text:p text:style-name="P111">the log file name <text:span text:style-name="Number_20_Mark"><text:span text:style-name="T50">D</text:span></text:span>,</text:p>
        </text:list-item>
        <text:list-item>
          <text:p text:style-name="P111">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31"><draw:text-box fo:min-height="92.55mm"><text:p text:style-name="Figure"><draw:frame draw:style-name="fr17" draw:name="Image3" text:anchor-type="paragraph" svg:width="170mm" style:rel-width="100%" svg:height="92.55mm" style:rel-height="scale" draw:z-index="32"><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9024320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210334103914380" text:continue-list="list21033242339008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210333961272651" text:continue-list="list1890243203"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210334126785697" text:continue-list="list210334103914380"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8">The exact time may be later than the specified time if some other jobs are running before.</text:p></text:note-body></text:note> <text:span text:style-name="T22">each day </text:span>as a full backup.</text:p>
      <text:list xml:id="list210333293214161" text:continue-list="list210333961272651"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210333066400587" text:continue-list="list210334126785697" text:style-name="List_20_1">
        <text:list-item>
          <text:p text:style-name="P127">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12">select for <text:span text:style-name="T22">the t</text:span><text:span text:style-name="Name">ype</text:span> <text:span text:style-name="Name">full</text:span></text:p>
        </text:list-item>
        <text:list-item>
          <text:p text:style-name="P1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2"><text:span text:style-name="Name"><text:span text:style-name="T6">select for the type </text:span></text:span><text:span text:style-name="Name"><text:span text:style-name="T2">incremental</text:span></text:span></text:p>
        </text:list-item>
        <text:list-item>
          <text:p text:style-name="P116">verify <text:span text:style-name="T22">that </text:span><text:span text:style-name="Name">enabled</text:span> is checked</text:p>
        </text:list-item>
      </text:list>
      <text:list xml:id="list210333014850736" text:continue-list="list210333293214161"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210332785638567" text:continue-list="list210333066400587" text:style-name="List_20_1">
        <text:list-item>
          <text:p text:style-name="P127">switch to the <text:span text:style-name="Name">Jobs</text:span> tab. In the <text:span text:style-name="Name">Schedule</text:span> sub-tab add a new schedule entry and define * <text:span text:style-name="T22">for the date, <text:s/>time and week day</text:span>.</text:p>
        </text:list-item>
        <text:list-item>
          <text:p text:style-name="P112">select for <text:span text:style-name="T22">the t</text:span><text:span text:style-name="Name">ype</text:span> <text:span text:style-name="Name"><text:span text:style-name="T22">continuous</text:span></text:span></text:p>
        </text:list-item>
        <text:list-item>
          <text:p text:style-name="P11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210333594470452" text:continue-list="list210333014850736"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210334196367820" text:continue-list="list210332785638567" text:style-name="List_20_1">
        <text:list-item>
          <text:p text:style-name="P128"><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2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10333345872901" text:continue-list="list210333594470452"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210332112991772" text:continue-list="list210334196367820" text:style-name="List_20_1">
        <text:list-item>
          <text:p text:style-name="P128"><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38" text:outline-level="1"/>
      <text:h text:style-name="P139" text:outline-level="1"><text:bookmark-start text:name="__RefHeading__15744_1674148630"/>Appendix<text:bookmark-end text:name="__RefHeading__15744_1674148630"/></text:h>
      <text:h text:style-name="P88" text:outline-level="2"><text:bookmark-start text:name="__RefHeading__8616_961238848"/>Tools<text:bookmark-end text:name="__RefHeading__8616_961238848"/></text:h>
      <text:p text:style-name="Text_20_Body_20_Start">The following tools are part of <text:span text:style-name="Command">BAR</text:span>:</text:p>
      <text:list xml:id="list210332688119809"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687668540056"/>--create<text:alphabetical-index-mark-end text:id="IMark94687668540056"/>, <text:alphabetical-index-mark-start text:id="IMark94687684035448"/>-c<text:alphabetical-index-mark-end text:id="IMark94687684035448"/></text:p>
      <text:p text:style-name="Option_20_Start">Create an archive with files, directories, links, hard links and special files like device-, pipes- and sockets-descriptors.</text:p>
      <text:p text:style-name="Option_20_title"><text:alphabetical-index-mark-start text:id="IMark94687737310728"/>--image<text:alphabetical-index-mark-end text:id="IMark94687737310728"/>, <text:alphabetical-index-mark-start text:id="IMark94687743950104"/>-m<text:alphabetical-index-mark-end text:id="IMark946877439501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87716928040"/>--list<text:alphabetical-index-mark-end text:id="IMark94687716928040"/>, <text:alphabetical-index-mark-start text:id="IMark94687716151336"/>-l<text:alphabetical-index-mark-end text:id="IMark946877161513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87716335912"/>--test<text:alphabetical-index-mark-end text:id="IMark94687716335912"/>, <text:alphabetical-index-mark-start text:id="IMark94687716248360"/>-t<text:alphabetical-index-mark-end text:id="IMark94687716248360"/></text:p>
      <text:p text:style-name="Option_20_Start">Test content integrity of archives.</text:p>
      <text:p text:style-name="Option_20_title"><text:alphabetical-index-mark-start text:id="IMark94687729720056"/>--compare<text:alphabetical-index-mark-end text:id="IMark94687729720056"/>, <text:alphabetical-index-mark-start text:id="IMark94687737303448"/>-d<text:alphabetical-index-mark-end text:id="IMark94687737303448"/></text:p>
      <text:p text:style-name="Option_20_Start">Compare content of archives with content in file system.</text:p>
      <text:p text:style-name="Option_20_title"><text:alphabetical-index-mark-start text:id="IMark94687737714584"/>--extract<text:alphabetical-index-mark-end text:id="IMark94687737714584"/>, <text:alphabetical-index-mark-start text:id="IMark94687716207448"/>-x<text:alphabetical-index-mark-end text:id="IMark94687716207448"/></text:p>
      <text:p text:style-name="Option_20_Start">Extract content of archives.</text:p>
      <text:p text:style-name="Option_20_title"><text:alphabetical-index-mark-start text:id="IMark94687668356072"/>--generate-keys<text:alphabetical-index-mark-end text:id="IMark946876683560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687668356072"/>--generate-keys-bits<text:alphabetical-index-mark-end text:id="IMark94687668356072"/>=&lt;n&gt;</text:p>
      <text:p text:style-name="Option_20_Start">Specify number of bits to use for a RSA key pair. It can be 1024, 2048 or 3072 bits. Default value are 2048 bits.</text:p>
      <text:p text:style-name="Option_20_title"><text:soft-page-break/><text:alphabetical-index-mark-start text:id="IMark94687684035576"/>--<text:span text:style-name="T72">generate-keys-mode</text:span><text:alphabetical-index-mark-end text:id="IMark94687684035576"/><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94687716230856"/>--pre-command<text:alphabetical-index-mark-end text:id="IMark94687716230856"/>=&lt;command&gt;</text:p>
      <text:p text:style-name="Option_20_Start">Command to execute before a job is started.</text:p>
      <text:p text:style-name="Option_20_Start">Available macros: %name.</text:p>
      <text:p text:style-name="Option_20_title"><text:alphabetical-index-mark-start text:id="IMark94687713363000"/>--post-command<text:alphabetical-index-mark-end text:id="IMark94687713363000"/>=&lt;command&gt;</text:p>
      <text:p text:style-name="Option_20_Start">Command to execute after a job terminated.</text:p>
      <text:p text:style-name="Option_20_Start">Available macros: %name.</text:p>
      <text:p text:style-name="Option_20_title"><text:alphabetical-index-mark-start text:id="IMark94687716335912"/>--mount<text:alphabetical-index-mark-end text:id="IMark946877163359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87744027496"/>--include<text:alphabetical-index-mark-end text:id="IMark94687744027496"/>=&lt;pattern&gt;, <text:alphabetical-index-mark-start text:id="IMark94687695028104"/>-#<text:alphabetical-index-mark-end text:id="IMark946876950281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94687684035448"/>--include-command<text:bookmark-start text:name="__DdeLink__11102_1674148630"/><text:alphabetical-index-mark-end text:id="IMark946876840354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87669982824"/>--exclude<text:alphabetical-index-mark-end text:id="IMark94687669982824"/>=&lt;pattern&gt;, <text:alphabetical-index-mark-start text:id="IMark94687716230856"/>-!<text:alphabetical-index-mark-end text:id="IMark9468771623085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87716949512"/>--exclude-command<text:alphabetical-index-mark-end text:id="IMark9468771694951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87744027496"/>--mount<text:alphabetical-index-mark-end text:id="IMark9468774402749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33" text:outline-level="3"><text:bookmark-start text:name="__RefHeading__16294_1510295094"/>Incremental/Differential archives<text:bookmark-end text:name="__RefHeading__16294_1510295094"/></text:h>
      <text:p text:style-name="P36"><text:alphabetical-index-mark-start text:id="IMark94687715419080"/>--normal<text:alphabetical-index-mark-end text:id="IMark94687715419080"/></text:p>
      <text:p text:style-name="Option_20_Start">Create a normal archive. No incremental data is used or stored.</text:p>
      <text:p text:style-name="Option_20_title"><text:alphabetical-index-mark-start text:id="IMark94687715435336"/><text:span text:style-name="T12">--full</text:span><text:alphabetical-index-mark-end text:id="IMark94687715435336"/><text:span text:style-name="T12">, </text:span><text:alphabetical-index-mark-start text:id="IMark94687677337224"/><text:span text:style-name="T12">-f</text:span><text:alphabetical-index-mark-end text:id="IMark94687677337224"/></text:p>
      <text:p text:style-name="Option_20_Start">Create a full archive and store incremental data.</text:p>
      <text:p text:style-name="Option_20_title"><text:alphabetical-index-mark-start text:id="IMark94687716295240"/><text:span text:style-name="T12">--incremental</text:span><text:alphabetical-index-mark-end text:id="IMark94687716295240"/><text:span text:style-name="T12">, </text:span><text:alphabetical-index-mark-start text:id="IMark94687684035448"/><text:span text:style-name="T12">-i</text:span><text:alphabetical-index-mark-end text:id="IMark946876840354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94687716248360"/><text:span text:style-name="T12">--incremental-list-file</text:span><text:alphabetical-index-mark-end text:id="IMark94687716248360"/><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4687713363000"/>--differential<text:alphabetical-index-mark-end text:id="IMark94687713363000"/></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87716335912"/>--compress-algorithm<text:alphabetical-index-mark-end text:id="IMark94687716335912"/>, <text:alphabetical-index-mark-start text:id="IMark94687674602936"/>-z<text:alphabetical-index-mark-end text:id="IMark946876746029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text:soft-page-break/>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87716928040"/>--compress-min-size<text:alphabetical-index-mark-end text:id="IMark946877169280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87685379064"/>--compress-exclude<text:alphabetical-index-mark-end text:id="IMark946876853790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87737089832"/>--crypt-algorithm<text:alphabetical-index-mark-end text:id="IMark94687737089832"/>, <text:alphabetical-index-mark-start text:id="IMark94687714416584"/>-y<text:alphabetical-index-mark-end text:id="IMark946877144165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87715435336"/>--crypt-type<text:alphabetical-index-mark-end text:id="IMark9468771543533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87696336312"/>--crypt-password<text:alphabetical-index-mark-end text:id="IMark946876963363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87737262280"/><text:alphabetical-index-mark-start text:id="IMark94687737259944"/><text:span text:style-name="T75">--crypt-new-password</text:span><text:alphabetical-index-mark-end text:id="IMark94687737259944"/><text:alphabetical-index-mark-end text:id="IMark94687737262280"/><text:span text:style-name="T75">=&lt;password&gt;</text:span></text:p>
      <text:p text:style-name="P63"><text:span text:style-name="T75">New </text:span>crypt password phrase to use.</text:p>
      <text:p text:style-name="P71">Note:<text:tab/>Use this option with care! Password phrases specified on the command line may be stored in the history of your shell, thus can be recovered by displaying the command history.</text:p>
      <text:p text:style-name="Option_20_title"><text:alphabetical-index-mark-start text:id="IMark94687737270760"/>--crypt-public-key<text:alphabetical-index-mark-end text:id="IMark94687737270760"/>=&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94687729489592"/>--crypt-private-key<text:alphabetical-index-mark-end text:id="IMark94687729489592"/>=&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34" text:outline-level="3"><text:bookmark-start text:name="__RefHeading__12412_1972768539"/>Signatures<text:bookmark-end text:name="__RefHeading__12412_1972768539"/></text:h>
      <text:p text:style-name="Option_20_title"><text:alphabetical-index-mark-start text:id="IMark94687729496888"/>--signatures-public-key<text:alphabetical-index-mark-end text:id="IMark94687729496888"/>=&lt;file name&gt;</text:p>
      <text:p text:style-name="P64">Name of file with the RSA signature public key. The signature public key is used to verify the data integrity of an archive.</text:p>
      <text:p text:style-name="Option_20_title"><text:alphabetical-index-mark-start text:id="IMark94687713363000"/>--signature-private-key<text:alphabetical-index-mark-end text:id="IMark94687713363000"/>=&lt;file name&gt;</text:p>
      <text:p text:style-name="P64">Name of file with the RSA encryption private key. The signature public key is used to add a signature to an archive.</text:p>
      <text:p text:style-name="P7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87729535912"/>--force-verify-signatures<text:alphabetical-index-mark-end text:id="IMark94687729535912"/></text:p>
      <text:p text:style-name="P72">Force verification of signatures. If the signature public key is not available or the signature is invalid an error is reported. If this option is not given only a warning may be shown.</text:p>
      <text:p text:style-name="Option_20_title"><text:alphabetical-index-mark-start text:id="IMark94687616159256"/>--skip-verify-signatures<text:alphabetical-index-mark-end text:id="IMark94687616159256"/></text:p>
      <text:p text:style-name="P72">Skip verification of signatures and do not show an error or a warning.</text:p>
      <text:p text:style-name="Option_20_title"><text:alphabetical-index-mark-start text:id="IMark94687729535912"/>--<text:span text:style-name="T97">no-signatures</text:span><text:alphabetical-index-mark-end text:id="IMark94687729535912"/></text:p>
      <text:p text:style-name="P73">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87684035576"/>--archive-part-size<text:alphabetical-index-mark-end text:id="IMark94687684035576"/>=&lt;size&gt;, <text:alphabetical-index-mark-start text:id="IMark94687668356072"/>-s<text:alphabetical-index-mark-end text:id="IMark94687668356072"/>=&lt;size&gt;</text:p>
      <text:p text:style-name="P5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87737136440"/>--file-write-pre-command<text:alphabetical-index-mark-end text:id="IMark9468773713644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4687717434008"/>--file-write-post-command<text:alphabetical-index-mark-end text:id="IMark946877174340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87729609848"/>--ftp-login-name<text:alphabetical-index-mark-end text:id="IMark94687729609848"/>=&lt;name&gt;</text:p>
      <text:p text:style-name="Option_20_Start">Specify the general FTP login name.</text:p>
      <text:p text:style-name="Option_20_title"><text:alphabetical-index-mark-start text:id="IMark94687737819912"/>--ftp-password<text:alphabetical-index-mark-end text:id="IMark9468773781991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87716205048"/>--ftp-max-connections<text:alphabetical-index-mark-end text:id="IMark94687716205048"/>=&lt;n&gt;</text:p>
      <text:p text:style-name="Option_20_note">Specify the max. number of concurrent connections for this FTP server.</text:p>
      <text:p text:style-name="Option_20_title"><text:alphabetical-index-mark-start text:id="IMark94687737270760"/>--ftp-max-storage-size<text:alphabetical-index-mark-end text:id="IMark94687737270760"/>=&lt;size&gt;</text:p>
      <text:p text:style-name="Option_20_note">Specify the max. size in bytes to use for storage for this FTP server.<text:bookmark-end text:name="__DdeLink__10735_1674148630"/></text:p>
      <text:p text:style-name="Option_20_title"><text:alphabetical-index-mark-start text:id="IMark94687729489592"/>--ftp-write-pre-command<text:alphabetical-index-mark-end text:id="IMark94687729489592"/>=&lt;command&gt;</text:p>
      <text:p text:style-name="Option_20_Start">Command to execute before file is transmitted to FTP server.</text:p>
      <text:p text:style-name="Option_20_Start">Available macros: %file, %number.</text:p>
      <text:p text:style-name="Option_20_title"><text:alphabetical-index-mark-start text:id="IMark94687729496888"/>--ftp-write-post-command<text:alphabetical-index-mark-end text:id="IMark9468772949688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87729530936"/>--ssh-port<text:alphabetical-index-mark-end text:id="IMark94687729530936"/>=&lt;n&gt;</text:p>
      <text:p text:style-name="Option_20_Start">Specify ssh port to use. Default is 22.</text:p>
      <text:p text:style-name="Option_20_title"><text:alphabetical-index-mark-start text:id="IMark94687729535912"/>--ssh-login-name<text:alphabetical-index-mark-end text:id="IMark94687729535912"/>=&lt;name&gt;</text:p>
      <text:p text:style-name="Option_20_Start">Specify the default ssh login name.</text:p>
      <text:p text:style-name="Option_20_title"><text:alphabetical-index-mark-start text:id="IMark94687685379064"/>--ssh-password<text:alphabetical-index-mark-end text:id="IMark9468768537906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87716949512"/>--ssh-public-key<text:alphabetical-index-mark-end text:id="IMark94687716949512"/>=&lt;file name&gt;</text:p>
      <text:p text:style-name="Option_20_Start">Specify the file name with the ssh public key.</text:p>
      <text:p text:style-name="Option_20_title"><text:soft-page-break/><text:alphabetical-index-mark-start text:id="IMark94687729542632"/>--ssh-private-key<text:alphabetical-index-mark-end text:id="IMark9468772954263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687714416584"/>--ssh-max-connections<text:alphabetical-index-mark-end text:id="IMark94687714416584"/>=&lt;n&gt;</text:p>
      <text:p text:style-name="Option_20_note">Specify the max. number of concurrent connections for this SSH/SCP/SFTP server.</text:p>
      <text:p text:style-name="Option_20_title"><text:bookmark-start text:name="__DdeLink__8381_1674148630"/><text:alphabetical-index-mark-start text:id="IMark94687716340376"/>--ssh-max-storage-size<text:alphabetical-index-mark-end text:id="IMark94687716340376"/>=&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4687737277704"/>--scp-write-pre-command<text:alphabetical-index-mark-end text:id="IMark9468773727770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87716290440"/>--scp-write-post-command<text:alphabetical-index-mark-end text:id="IMark9468771629044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87702168216"/>--sftp-write-pre-command<text:alphabetical-index-mark-end text:id="IMark946877021682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87716205048"/>--sftp-write-post-command<text:alphabetical-index-mark-end text:id="IMark9468771620504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687737259944"/>--webdav-login<text:alphabetical-index-mark-end text:id="IMark94687737259944"/>=&lt;name&gt;</text:p>
      <text:p text:style-name="Option_20_Start">Specify the default WebDAV login name.</text:p>
      <text:p text:style-name="Option_20_title"><text:alphabetical-index-mark-start text:id="IMark94687729485944"/>--webdav-password<text:alphabetical-index-mark-end text:id="IMark9468772948594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87729493240"/>--webdav-max-connections<text:alphabetical-index-mark-end text:id="IMark94687729493240"/>=&lt;n&gt;</text:p>
      <text:p text:style-name="Option_20_note">Specify the max. number of concurrent connections for this WebDAV server.</text:p>
      <text:p text:style-name="Option_20_title"><text:alphabetical-index-mark-start text:id="IMark94687729510136"/>--webdav-max-storage-size<text:alphabetical-index-mark-end text:id="IMark94687729510136"/>=&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4687716311336"/>--webdav-write-pre-command<text:alphabetical-index-mark-end text:id="IMark9468771631133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87715426632"/>--webdav-write-post-command<text:alphabetical-index-mark-end text:id="IMark9468771542663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87668356072"/>--cd-device<text:alphabetical-index-mark-end text:id="IMark94687668356072"/>=&lt;device name&gt;, <text:alphabetical-index-mark-start text:id="IMark94687737126712"/>--dvd-device<text:alphabetical-index-mark-end text:id="IMark94687737126712"/>=&lt;device name&gt;, <text:alphabetical-index-mark-start text:id="IMark94687714416584"/>--bd-device<text:alphabetical-index-mark-end text:id="IMark94687714416584"/>=&lt;device name&gt;</text:p>
      <text:p text:style-name="Option_20_Start">Default device name for creating Cds/BDs/DVDs.</text:p>
      <text:p text:style-name="Option_20_title"><text:alphabetical-index-mark-start text:id="IMark94687729542632"/>--cd-request-volume-command<text:alphabetical-index-mark-end text:id="IMark94687729542632"/>=&lt;command&gt;, <text:alphabetical-index-mark-start text:id="IMark94687715350184"/>--dvd-request-volume-command<text:alphabetical-index-mark-end text:id="IMark94687715350184"/>=&lt;command&gt;, <text:alphabetical-index-mark-start text:id="IMark94687737277704"/>--bd-request-volume-command<text:alphabetical-index-mark-end text:id="IMark946877372777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87693883336"/>--cd-unload-volume-command<text:alphabetical-index-mark-end text:id="IMark94687693883336"/>=&lt;command&gt;, <text:alphabetical-index-mark-start text:id="IMark94687668337720"/>--dvd-unload-volume-command<text:alphabetical-index-mark-end text:id="IMark94687668337720"/>=&lt;command&gt;, <text:alphabetical-index-mark-start text:id="IMark94687702168216"/>--bd-unload-volume-command<text:alphabetical-index-mark-end text:id="IMark946877021682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87737269544"/>--cd-load-volume-command<text:alphabetical-index-mark-end text:id="IMark94687737269544"/>=&lt;command&gt;, <text:alphabetical-index-mark-start text:id="IMark94687729483512"/>--dvd-load-volume-command<text:alphabetical-index-mark-end text:id="IMark94687729483512"/>=&lt;command&gt;, <text:alphabetical-index-mark-start text:id="IMark94687737259944"/>--bd-load-volume-command<text:alphabetical-index-mark-end text:id="IMark9468773725994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87737256424"/>--cd-volume-size<text:alphabetical-index-mark-end text:id="IMark94687737256424"/>=<text:bookmark-start text:name="__DdeLink__5568_1180582065"/>&lt;n&gt;[G|M|K], <text:alphabetical-index-mark-start text:id="IMark94687729502840"/>--dvd-volume-size<text:alphabetical-index-mark-end text:id="IMark94687729502840"/>=&lt;n&gt;[G|M|K], <text:alphabetical-index-mark-start text:id="IMark94687729498104"/>--bd-volume-size<text:alphabetical-index-mark-end text:id="IMark9468772949810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687713363000"/>--cd-image-pre-command<text:alphabetical-index-mark-end text:id="IMark94687713363000"/>=&lt;command&gt;, <text:alphabetical-index-mark-start text:id="IMark94687729535912"/>--dvd-image-pre-command<text:alphabetical-index-mark-end text:id="IMark94687729535912"/>=&lt;command&gt;, <text:alphabetical-index-mark-start text:id="IMark94687695028104"/>--bd-image-pre-command<text:alphabetical-index-mark-end text:id="IMark9468769502810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687716264600"/>--cd-image-post-command<text:alphabetical-index-mark-end text:id="IMark94687716264600"/>=&lt;command&gt;, <text:alphabetical-index-mark-start text:id="IMark94687737080904"/>--dvd-image-post-command<text:alphabetical-index-mark-end text:id="IMark94687737080904"/>=&lt;command&gt;, <text:alphabetical-index-mark-start text:id="IMark94687714416584"/>--bd-image-post-command<text:alphabetical-index-mark-end text:id="IMark946877144165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87715426632"/>--cd-image-command<text:alphabetical-index-mark-end text:id="IMark94687715426632"/>=&lt;command&gt;, <text:alphabetical-index-mark-start text:id="IMark94687737126712"/>--dvd-image-command<text:alphabetical-index-mark-end text:id="IMark94687737126712"/>=&lt;command&gt;, <text:alphabetical-index-mark-start text:id="IMark94687715435336"/>--bd-image-command<text:alphabetical-index-mark-end text:id="IMark94687715435336"/>=&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4687698002104"/>--cd-ecc-pre-command<text:alphabetical-index-mark-end text:id="IMark94687698002104"/>=&lt;command&gt;, <text:alphabetical-index-mark-start text:id="IMark94687737293256"/>--dvd-ecc-pre-command<text:alphabetical-index-mark-end text:id="IMark94687737293256"/>=&lt;command&gt;, <text:alphabetical-index-mark-start text:id="IMark94687737262280"/>--bd-ecc-pre-command<text:alphabetical-index-mark-end text:id="IMark94687737262280"/>=&lt;command&gt;</text:p>
      <text:p text:style-name="Option_20_Start">Command to execute before error correction codes (ecc) are added to a CD/DVD/BD image.</text:p>
      <text:p text:style-name="Option_20_title"><text:alphabetical-index-mark-start text:id="IMark94687729539000"/>--cd-ecc-post-command<text:alphabetical-index-mark-end text:id="IMark94687729539000"/>=&lt;command&gt;, <text:alphabetical-index-mark-start text:id="IMark94687701564584"/>--dvd-ecc-post-command<text:alphabetical-index-mark-end text:id="IMark94687701564584"/>=&lt;command&gt;, <text:alphabetical-index-mark-start text:id="IMark94687716205048"/>--bd-ecc-post-command<text:alphabetical-index-mark-end text:id="IMark94687716205048"/>=&lt;command&gt;</text:p>
      <text:p text:style-name="Option_20_Start">Command to execute after error correction codes (ecc) are added to a CD/DVD/BD image.</text:p>
      <text:p text:style-name="Option_20_title"><text:alphabetical-index-mark-start text:id="IMark94687737712152"/>--cd-ecc-command<text:alphabetical-index-mark-end text:id="IMark94687737712152"/>=&lt;command&gt;, <text:alphabetical-index-mark-start text:id="IMark94687737268328"/>--dvd-ecc-command<text:alphabetical-index-mark-end text:id="IMark94687737268328"/>=&lt;command&gt;, <text:alphabetical-index-mark-start text:id="IMark94687744111512"/>--bd-ecc-command<text:alphabetical-index-mark-end text:id="IMark9468774411151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4687729487160"/><text:span text:style-name="T64">--cd‑blank-command</text:span><text:alphabetical-index-mark-end text:id="IMark94687729487160"/><text:span text:style-name="T64">=&lt;command&gt;, </text:span><text:alphabetical-index-mark-start text:id="IMark94687729530936"/><text:span text:style-name="T64">--dvd-blank-command</text:span><text:alphabetical-index-mark-end text:id="IMark94687729530936"/><text:span text:style-name="T64">=&lt;command&gt;, </text:span><text:alphabetical-index-mark-start text:id="IMark94687729490808"/><text:span text:style-name="T64">--bd-blank-command</text:span><text:alphabetical-index-mark-end text:id="IMark94687729490808"/><text:span text:style-name="T64">=&lt;command&gt;</text:span></text:p>
      <text:p text:style-name="Option_20_Start">Command to blank a CD/DVD/BD medium before writing.</text:p>
      <text:p text:style-name="Option_20_title"><text:alphabetical-index-mark-start text:id="IMark94687716230856"/>--cd-write-pre-command<text:alphabetical-index-mark-end text:id="IMark94687716230856"/>=&lt;command&gt;, <text:alphabetical-index-mark-start text:id="IMark94687729720056"/>--dvd-write-pre-command<text:alphabetical-index-mark-end text:id="IMark94687729720056"/>=&lt;command&gt;, <text:alphabetical-index-mark-start text:id="IMark94687685379064"/>--bd-write-pre-command<text:alphabetical-index-mark-end text:id="IMark94687685379064"/>=&lt;command&gt;</text:p>
      <text:p text:style-name="Option_20_Start">Command to execute before CD/DVD/BD image is written.</text:p>
      <text:p text:style-name="Option_20_title"><text:alphabetical-index-mark-start text:id="IMark94687729502840"/>--cd-write-post-command<text:alphabetical-index-mark-end text:id="IMark94687729502840"/>=&lt;command&gt;, <text:alphabetical-index-mark-start text:id="IMark94687729484728"/>--dvd-write-post-command<text:alphabetical-index-mark-end text:id="IMark94687729484728"/>=&lt;command&gt;, <text:alphabetical-index-mark-start text:id="IMark94687737123048"/>--bd-write-post-command<text:alphabetical-index-mark-end text:id="IMark94687737123048"/>=&lt;command&gt;</text:p>
      <text:p text:style-name="Option_20_Start">Command to execute after CD/DVD/BD image is written.</text:p>
      <text:p text:style-name="Option_20_title"><text:alphabetical-index-mark-start text:id="IMark94687716311336"/>--cd-write-command<text:alphabetical-index-mark-end text:id="IMark94687716311336"/>=&lt;command&gt;, <text:alphabetical-index-mark-start text:id="IMark94687729545480"/>--dvd-write-command<text:alphabetical-index-mark-end text:id="IMark94687729545480"/>=&lt;command&gt;, <text:alphabetical-index-mark-start text:id="IMark94687737137640"/>--bd-write-command<text:alphabetical-index-mark-end text:id="IMark94687737137640"/>=&lt;command&gt;</text:p>
      <text:p text:style-name="Option_20_Start">Command to write on CD/DVD/BD.</text:p>
      <text:p text:style-name="Option_20_Start">Available macros: %device, %file, %image, %sectors, %number.</text:p>
      <text:p text:style-name="Option_20_title"><text:soft-page-break/><text:alphabetical-index-mark-start text:id="IMark94687715419080"/>--cd-write-image-command<text:alphabetical-index-mark-end text:id="IMark94687715419080"/>=&lt;command&gt;, <text:alphabetical-index-mark-start text:id="IMark94687737293256"/>--dvd-write-image-command<text:alphabetical-index-mark-end text:id="IMark94687737293256"/>=&lt;command&gt;, <text:alphabetical-index-mark-start text:id="IMark94687737262280"/>--bd-write-image-command<text:alphabetical-index-mark-end text:id="IMark9468773726228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4687715293656"/>--device<text:alphabetical-index-mark-end text:id="IMark94687715293656"/>=&lt;device name&gt;</text:p>
      <text:p text:style-name="Option_20_Start">Specify default device name.</text:p>
      <text:p text:style-name="Option_20_title"><text:alphabetical-index-mark-start text:id="IMark94687744096792"/>--device-request-volume-command<text:alphabetical-index-mark-end text:id="IMark94687744096792"/>=&lt;command&gt;</text:p>
      <text:p text:style-name="Option_20_Start">Command to request new volume for device.</text:p>
      <text:p text:style-name="Option_20_title"><text:alphabetical-index-mark-start text:id="IMark94687668337720"/>--device-load-volume-command<text:alphabetical-index-mark-end text:id="IMark94687668337720"/>=&lt;command&gt;</text:p>
      <text:p text:style-name="Option_20_Start">Command to load volume for device.</text:p>
      <text:p text:style-name="Option_20_title"><text:alphabetical-index-mark-start text:id="IMark94687737225544"/>--device-unload-volume-command<text:alphabetical-index-mark-end text:id="IMark94687737225544"/>=&lt;command&gt;</text:p>
      <text:p text:style-name="Option_20_Start">Command to unload volume from device.</text:p>
      <text:p text:style-name="Option_20_title"><text:alphabetical-index-mark-start text:id="IMark94687737271976"/>--device-volume-size<text:alphabetical-index-mark-end text:id="IMark94687737271976"/>=&lt;size&gt;</text:p>
      <text:p text:style-name="P57">Device volume size.<text:bookmark text:name="__DdeLink__5570_1180582065"/></text:p>
      <text:p text:style-name="Option_20_title"><text:alphabetical-index-mark-start text:id="IMark94687729510136"/>--device-image-pre-command<text:alphabetical-index-mark-end text:id="IMark9468772951013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4687729508920"/>--device-image-post-command<text:alphabetical-index-mark-end text:id="IMark9468772950892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4687716240952"/>--device-image-command<text:alphabetical-index-mark-end text:id="IMark94687716240952"/>=&lt;command&gt;</text:p>
      <text:p text:style-name="Option_20_Start">Command to create a device image.</text:p>
      <text:p text:style-name="Option_20_Start">Available macros: %device, %file, %image, %number.</text:p>
      <text:p text:style-name="Option_20_title"><text:alphabetical-index-mark-start text:id="IMark94687716230856"/>--device-ecc-pre-command<text:alphabetical-index-mark-end text:id="IMark946877162308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87716291640"/>--device-ecc-post-command<text:alphabetical-index-mark-end text:id="IMark94687716291640"/>=&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94687729502840"/>--device-ecc-command<text:alphabetical-index-mark-end text:id="IMark94687729502840"/>=&lt;command&gt;</text:p>
      <text:p text:style-name="Option_20_Start">Command to added error correction codes (ecc) to a device image.</text:p>
      <text:p text:style-name="Option_20_Start">Note: Still not implemented!</text:p>
      <text:p text:style-name="Option_20_title"><text:alphabetical-index-mark-start text:id="IMark94687729542632"/>--device-blank-command<text:alphabetical-index-mark-end text:id="IMark94687729542632"/>=&lt;command&gt;</text:p>
      <text:p text:style-name="Option_20_Start">Comamnd to blank a device medium before writing.</text:p>
      <text:p text:style-name="Option_20_title"><text:alphabetical-index-mark-start text:id="IMark94687716311336"/>--device-write-pre-command<text:alphabetical-index-mark-end text:id="IMark94687716311336"/>=&lt;command&gt;</text:p>
      <text:p text:style-name="Option_20_Start">Command to execute before device image is written.</text:p>
      <text:p text:style-name="Option_20_Start">Available macros: %device, %file, %image, %number.</text:p>
      <text:p text:style-name="Option_20_title"><text:alphabetical-index-mark-start text:id="IMark94687737262280"/>--device-write-post-command<text:alphabetical-index-mark-end text:id="IMark94687737262280"/>=&lt;command&gt;</text:p>
      <text:p text:style-name="Option_20_Start">Command to execute after device image is written.</text:p>
      <text:p text:style-name="Option_20_Start">Available macros: %device, %file, %image, %number.</text:p>
      <text:p text:style-name="Option_20_title"><text:alphabetical-index-mark-start text:id="IMark94687737265896"/>--device-write-command<text:alphabetical-index-mark-end text:id="IMark9468773726589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687703094360"/>--directory-strip<text:alphabetical-index-mark-end text:id="IMark94687703094360"/>=&lt;n&gt;, <text:alphabetical-index-mark-start text:id="IMark94687702168216"/>-p<text:alphabetical-index-mark-end text:id="IMark94687702168216"/>=&lt;n&gt;</text:p>
      <text:p text:style-name="Option_20_Start">Strip specified number of directory levels from file names of restored files.</text:p>
      <text:p text:style-name="Option_20_title"><text:alphabetical-index-mark-start text:id="IMark94687743957944"/>--destination<text:alphabetical-index-mark-end text:id="IMark94687743957944"/>=&lt;path&gt;</text:p>
      <text:p text:style-name="Option_20_Start">Restore files into specified path.</text:p>
      <text:p text:style-name="Option_20_title"><text:alphabetical-index-mark-start text:id="IMark94687737259944"/>--owner<text:alphabetical-index-mark-end text:id="IMark9468773725994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87729530936"/>--daemon<text:alphabetical-index-mark-end text:id="IMark94687729530936"/></text:p>
      <text:p text:style-name="Option_20_Start">Run <text:span text:style-name="Name">BAR</text:span> in daemon mode (as a server).</text:p>
      <text:p text:style-name="Option_20_title"><text:alphabetical-index-mark-start text:id="IMark94687744111512"/>--no-detach<text:alphabetical-index-mark-end text:id="IMark94687744111512"/>, <text:alphabetical-index-mark-start text:id="IMark94687737225544"/>-D<text:alphabetical-index-mark-end text:id="IMark94687737225544"/></text:p>
      <text:p text:style-name="Option_20_Start">Do not detach process when running in daemon mode.</text:p>
      <text:p text:style-name="Option_20_title"><text:alphabetical-index-mark-start text:id="IMark94687729530936"/>--server-port<text:alphabetical-index-mark-end text:id="IMark94687729530936"/>=&lt;n&gt;<text:note text:id="ftn20" text:note-class="footnote"><text:note-citation>20</text:note-citation><text:note-body><text:p text:style-name="P46">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4687669982824"/>--server-tls-port<text:alphabetical-index-mark-end text:id="IMark94687669982824"/>=&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4687729490808"/>--server-ca-file<text:alphabetical-index-mark-end text:id="IMark94687729490808"/>=&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4687715276056"/>--server-cert-file<text:alphabetical-index-mark-end text:id="IMark94687715276056"/>=&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4687744027496"/>--server-key-file<text:alphabetical-index-mark-end text:id="IMark94687744027496"/>=&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4687729502840"/>--server-password<text:alphabetical-index-mark-end text:id="IMark946877295028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687717434008"/>--jobs-directory<text:alphabetical-index-mark-end text:id="IMark94687717434008"/>=&lt;path name&gt;</text:p>
      <text:p text:style-name="Option_20_Start">Specify jobs directory. Default is: <text:span text:style-name="Filename"><text:span text:style-name="T12">/etc/bar/jobs</text:span></text:span>.</text:p>
      <text:p text:style-name="Option_20_title"><text:alphabetical-index-mark-start text:id="IMark94687716311336"/>--nice-level<text:alphabetical-index-mark-end text:id="IMark94687716311336"/>=&lt;n&gt;</text:p>
      <text:p text:style-name="Option_20_Start">Specify the nice-level the server should run. On Linux the nice level may be 0 (not nice) to 19 (very nice).</text:p>
      <text:p text:style-name="Option_20_title"><text:alphabetical-index-mark-start text:id="IMark94687737262280"/>--max-band-width<text:alphabetical-index-mark-end text:id="IMark9468773726228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137791680" text:style-name="L9">
        <text:list-item>
          <text:p text:style-name="P96"><text:bookmark-start text:name="__DdeLink__7433_664228686"/>year: four digit year</text:p>
        </text:list-item>
        <text:list-item>
          <text:p text:style-name="P96">month: 1..12 or names Jan, Feb, Mar, Apr, May, Jun, Jul, Aug, Sept, Oct, Nov, Dec</text:p>
        </text:list-item>
        <text:list-item>
          <text:p text:style-name="P96">day: 1..31</text:p>
        </text:list-item>
        <text:list-item>
          <text:p text:style-name="P96"><text:soft-page-break/>week day names: Mon, Tue, Wed, Thu, Fri, Sat, Sun</text:p>
        </text:list-item>
        <text:list-item>
          <text:p text:style-name="P96">hour: 00..23</text:p>
        </text:list-item>
        <text:list-item>
          <text:p text:style-name="P9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687720091992"/>--remote-bar-executable<text:alphabetical-index-mark-end text:id="IMark9468772009199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687744182424"/>--index-database<text:alphabetical-index-mark-end text:id="IMark94687744182424"/>=&lt;file name&gt;</text:p>
      <text:p text:style-name="Option_20_Start">Specify the file name of the internal index database. Default is: <text:span text:style-name="Filename">/var/lib/bar/index.db</text:span>.</text:p>
      <text:p text:style-name="Option_20_title"><text:alphabetical-index-mark-start text:id="IMark94687729506488"/>--index-database-auto-update<text:alphabetical-index-mark-end text:id="IMark94687729506488"/></text:p>
      <text:p text:style-name="Option_20_Start">Enable automatically update index database with archives found on the file system or some remote server.</text:p>
      <text:p text:style-name="Option_20_title"><text:alphabetical-index-mark-start text:id="IMark94687729510136"/>--index-database-max-band-width<text:alphabetical-index-mark-end text:id="IMark9468772951013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0333582638275" text:continue-list="list21033268811980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94687744133320"/>--index-database-keep-time<text:alphabetical-index-mark-end text:id="IMark9468774413332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687716326552"/>--no-index-database<text:alphabetical-index-mark-end text:id="IMark94687716326552"/></text:p>
      <text:p text:style-name="Option_20_Start">Do not store index database for created archives.</text:p>
      <text:h text:style-name="P135" text:outline-level="3"><text:bookmark-start text:name="__RefHeading__10437_873480820"/><text:span text:style-name="T26">Continuous</text:span> database<text:bookmark-end text:name="__RefHeading__10437_873480820"/></text:h>
      <text:p text:style-name="Option_20_title"><text:alphabetical-index-mark-start text:id="IMark94687716326552"/>--<text:span text:style-name="T26">continuous-database</text:span><text:alphabetical-index-mark-end text:id="IMark94687716326552"/><text:span text:style-name="T26">=&lt;file name&gt;</text:span></text:p>
      <text:p text:style-name="P57">Specify the file name of the internal <text:span text:style-name="T26">continuous</text:span> database. Default is <text:span text:style-name="T26">empty to keep the database file in memory only.</text:span></text:p>
      <text:p text:style-name="Option_20_title"><text:alphabetical-index-mark-start text:id="IMark94687684035576"/>--<text:span text:style-name="T26">continuous-max-size</text:span><text:alphabetical-index-mark-end text:id="IMark94687684035576"/><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4687716117992"/>‑‑<text:span text:style-name="T113">continuous-min-time-delta</text:span><text:alphabetical-index-mark-end text:id="IMark94687716117992"/><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87737265896"/>--log<text:alphabetical-index-mark-end text:id="IMark9468773726589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687668337720"/>--log-file<text:alphabetical-index-mark-end text:id="IMark9468766833772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687729482296"/>--log-post-command<text:alphabetical-index-mark-end text:id="IMark946877294822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87729495672"/>--config<text:alphabetical-index-mark-end text:id="IMark94687729495672"/>=&lt;file name&gt;</text:p>
      <text:p text:style-name="Option_20_Start">Read configuration from the specified file.</text:p>
      <text:p text:style-name="Option_20_title"><text:alphabetical-index-mark-start text:id="IMark94687716174200"/>--tmp-directory<text:alphabetical-index-mark-end text:id="IMark94687716174200"/>=&lt;path&gt;</text:p>
      <text:p text:style-name="Option_20_Start">Use the specified directory for temporary files.</text:p>
      <text:p text:style-name="Option_20_title"><text:alphabetical-index-mark-start text:id="IMark94687729623784"/>--max-tmp-size<text:alphabetical-index-mark-end text:id="IMark94687729623784"/>=&lt;size&gt;</text:p>
      <text:p text:style-name="P57">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4687685379064"/>--directory<text:alphabetical-index-mark-end text:id="IMark94687685379064"/>=&lt;path&gt;, <text:alphabetical-index-mark-start text:id="IMark94687729530936"/>-C<text:alphabetical-index-mark-end text:id="IMark94687729530936"/>=&lt;path&gt;</text:p>
      <text:p text:style-name="Option_20_Start">Change to directory.</text:p>
      <text:p text:style-name="P40"><text:soft-page-break/><text:alphabetical-index-mark-start text:id="IMark94687685379064"/>--jobs-directory<text:alphabetical-index-mark-end text:id="IMark94687685379064"/>=&lt;path name&gt;</text:p>
      <text:p text:style-name="P65">Specify jobs directory. Default is: <text:span text:style-name="Filename"><text:span text:style-name="T12">/etc/bar/jobs</text:span></text:span>.</text:p>
      <text:p text:style-name="P40"><text:alphabetical-index-mark-start text:id="IMark94687716230856"/>--<text:span text:style-name="T106">incremental-data</text:span>-directory<text:alphabetical-index-mark-end text:id="IMark94687716230856"/>=&lt;path name&gt;</text:p>
      <text:p text:style-name="P65">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4687715276056"/>--pid-file<text:alphabetical-index-mark-end text:id="IMark946877152760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87743981192"/>--<text:span text:style-name="T79">pairing-master-file</text:span><text:alphabetical-index-mark-end text:id="IMark94687743981192"/><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alphabetical-index-mark-start text:id="IMark94687684035576"/>--group<text:alphabetical-index-mark-end text:id="IMark94687684035576"/>, <text:alphabetical-index-mark-start text:id="IMark94687744223416"/>-g<text:alphabetical-index-mark-end text:id="IMark94687744223416"/></text:p>
      <text:p text:style-name="Option_20_Start">Group files when listing archive content. </text:p>
      <text:p text:style-name="Option_20_title"><text:alphabetical-index-mark-start text:id="IMark94687716248360"/>--all<text:alphabetical-index-mark-end text:id="IMark94687716248360"/></text:p>
      <text:p text:style-name="Option_20_Start">Show all files, not only the newest version of a file when listing archive content.</text:p>
      <text:p text:style-name="Option_20_title"><text:alphabetical-index-mark-start text:id="IMark94687716340376"/>--long-format<text:alphabetical-index-mark-end text:id="IMark94687716340376"/>, <text:alphabetical-index-mark-start text:id="IMark94687716151336"/>-L<text:alphabetical-index-mark-end text:id="IMark94687716151336"/></text:p>
      <text:p text:style-name="Option_20_Start">Use long output format when listing archive content.</text:p>
      <text:p text:style-name="Option_20_title"><text:alphabetical-index-mark-start text:id="IMark94687737310728"/>--human-format<text:alphabetical-index-mark-end text:id="IMark94687737310728"/>, <text:alphabetical-index-mark-start text:id="IMark94687737819912"/>-H<text:alphabetical-index-mark-end text:id="IMark94687737819912"/></text:p>
      <text:p text:style-name="Option_20_Start">Print sizes in human readable format (number and unit) instead of bytes.</text:p>
      <text:p text:style-name="Option_20_title"><text:alphabetical-index-mark-start text:id="IMark94687695592408"/>--numeric-uid-gid<text:alphabetical-index-mark-end text:id="IMark94687695592408"/></text:p>
      <text:p text:style-name="Option_20_Start">Print user/group ids as numbers instead resolved names.</text:p>
      <text:p text:style-name="Option_20_title"><text:alphabetical-index-mark-start text:id="IMark94687737259944"/>--numeric-permission<text:alphabetical-index-mark-end text:id="IMark94687737259944"/></text:p>
      <text:p text:style-name="Option_20_Start">Print file/directory permissions as octal numbers instead of permission text flags.</text:p>
      <text:p text:style-name="Option_20_title"><text:alphabetical-index-mark-start text:id="IMark94687744362904"/>--no-header-footer<text:alphabetical-index-mark-end text:id="IMark94687744362904"/></text:p>
      <text:p text:style-name="Option_20_Start">Suppress output of header/footer when listing archive content.</text:p>
      <text:p text:style-name="Option_20_title"><text:alphabetical-index-mark-start text:id="IMark94687744168648"/>--delete-old-archive-files<text:alphabetical-index-mark-end text:id="IMark94687744168648"/></text:p>
      <text:p text:style-name="Option_20_Start">Delete all old archive files after creating new archive files.</text:p>
      <text:p text:style-name="Option_20_title"><text:alphabetical-index-mark-start text:id="IMark94687695592408"/>--ignore-no-backup-file<text:alphabetical-index-mark-end text:id="IMark94687695592408"/></text:p>
      <text:p text:style-name="Option_20_Start">Ignore <text:span text:style-name="Filename">.nobackup</text:span>/<text:span text:style-name="Filename">.NOBACKUP</text:span> file and store directories containing this file, too.</text:p>
      <text:p text:style-name="Option_20_title"><text:alphabetical-index-mark-start text:id="IMark94687720091992"/>--ignore-no-dump<text:alphabetical-index-mark-end text:id="IMark946877200919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4687729499320"/>--skip-unreadable <text:alphabetical-index-mark-end text:id="IMark94687729499320"/></text:p>
      <text:p text:style-name="Option_20_Start">Skip unreadable files instead of reporting an error.</text:p>
      <text:p text:style-name="Option_20_title"><text:alphabetical-index-mark-start text:id="IMark94687729494456"/>--force-delta-compression<text:alphabetical-index-mark-end text:id="IMark94687729494456"/></text:p>
      <text:p text:style-name="Option_20_Start">Enable forced delta compression. If no delta compression can be used an error is reported instead of a warning only.</text:p>
      <text:p text:style-name="Option_20_title"><text:alphabetical-index-mark-start text:id="IMark94687729495672"/>--raw-images<text:alphabetical-index-mark-end text:id="IMark9468772949567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687729495672"/>--no-fragments-check<text:alphabetical-index-mark-end text:id="IMark94687729495672"/></text:p>
      <text:p text:style-name="Option_20_Start">Do not check if a fragmented file is complete.</text:p>
      <text:p text:style-name="Option_20_title"><text:alphabetical-index-mark-start text:id="IMark94687729493240"/>--archive-file-mode<text:alphabetical-index-mark-end text:id="IMark9468772949324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4687737271976"/>--overwrite-archive-files<text:alphabetical-index-mark-end text:id="IMark94687737271976"/>, <text:alphabetical-index-mark-start text:id="IMark94687729488376"/>-o<text:alphabetical-index-mark-end text:id="IMark94687729488376"/></text:p>
      <text:p text:style-name="P61">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4687716240952"/>--overwrite-files<text:alphabetical-index-mark-end text:id="IMark94687716240952"/></text:p>
      <text:p text:style-name="Option_20_Start">Overwrite existing files when restoring files instead of reporting an error.</text:p>
      <text:p text:style-name="Option_20_title"><text:alphabetical-index-mark-start text:id="IMark94687716928040"/>--wait-first-volume<text:alphabetical-index-mark-end text:id="IMark946877169280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87743951304"/>--dry-run<text:alphabetical-index-mark-end text:id="IMark9468774395130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87729483512"/>--no-storage<text:alphabetical-index-mark-end text:id="IMark946877294835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87729530936"/>--no-bar-on-medium<text:alphabetical-index-mark-end text:id="IMark9468772953093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4687737268328"/>--<text:span text:style-name="T71">no-stop-on-error</text:span><text:alphabetical-index-mark-end text:id="IMark94687737268328"/></text:p>
      <text:p text:style-name="Option_20_Start">Do not store operation when an error oc<text:span text:style-name="T107">c</text:span>ur. Try to continue with remaining restore.</text:p>
      <text:p text:style-name="Option_20_title"><text:alphabetical-index-mark-start text:id="IMark94687695028104"/>‑‑no-stop-on-attribute-error<text:alphabetical-index-mark-end text:id="IMark94687695028104"/></text:p>
      <text:p text:style-name="P66">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687695028104"/>--no-default-config<text:alphabetical-index-mark-end text:id="IMark94687695028104"/></text:p>
      <text:p text:style-name="Option_20_Start">Do not read personal configuration file <text:span text:style-name="Filename"><text:span text:style-name="T12">~/.bar/bar.cfg</text:span></text:span><text:span text:style-name="T1">.</text:span></text:p>
      <text:p text:style-name="Option_20_title"><text:alphabetical-index-mark-start text:id="IMark94687737123048"/><text:span text:style-name="T1">--volume-size</text:span><text:alphabetical-index-mark-end text:id="IMark94687737123048"/><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87729484728"/>--ecc<text:alphabetical-index-mark-end text:id="IMark94687729484728"/></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4687625914264"/>--always-create-image<text:alphabetical-index-mark-end text:id="IMark94687625914264"/></text:p>
      <text:p text:style-name="Option_20_Start">Enable always generate an image file for CDs/DVDs/BDs or devices. Usually image files are only generated when error correction codes should be added.</text:p>
      <text:p text:style-name="P39"><text:alphabetical-index-mark-start text:id="IMark94687737132840"/>--blank<text:alphabetical-index-mark-end text:id="IMark94687737132840"/></text:p>
      <text:p text:style-name="Option_20_Start">Blank CD/DVD/BD medium before writing.</text:p>
      <text:p text:style-name="Option_20_title"><text:alphabetical-index-mark-start text:id="IMark94687737132840"/><text:alphabetical-index-mark-start text:id="IMark94687743981192"/>--quiet<text:alphabetical-index-mark-end text:id="IMark94687743981192"/><text:alphabetical-index-mark-end text:id="IMark94687737132840"/></text:p>
      <text:p text:style-name="Option_20_Start">Be quiet and suppress any output.</text:p>
      <text:p text:style-name="Option_20_title"><text:alphabetical-index-mark-start text:id="IMark94687717434008"/>--verbose<text:alphabetical-index-mark-end text:id="IMark9468771743400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7">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4687716340376"/>--version<text:alphabetical-index-mark-end text:id="IMark94687716340376"/></text:p>
      <text:p text:style-name="Option_20_Start">Output version of <text:span text:style-name="Name">BAR</text:span>.</text:p>
      <text:p text:style-name="Option_20_title"><text:alphabetical-index-mark-start text:id="IMark94687703094360"/>--help<text:alphabetical-index-mark-end text:id="IMark94687703094360"/>, <text:alphabetical-index-mark-start text:id="IMark94687715419080"/>-h<text:alphabetical-index-mark-end text:id="IMark94687715419080"/></text:p>
      <text:p text:style-name="Option_20_Start">Output help to options.</text:p>
      <text:p text:style-name="Option_20_title"><text:alphabetical-index-mark-start text:id="IMark94687716340376"/>--xhelp<text:alphabetical-index-mark-end text:id="IMark94687716340376"/></text:p>
      <text:p text:style-name="Option_20_Start">Output help to extended options.</text:p>
      <text:p text:style-name="Option_20_title"><text:alphabetical-index-mark-start text:id="IMark94687744409112"/>--help-internal<text:alphabetical-index-mark-end text:id="IMark9468774440911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87737819912"/>archive-name<text:alphabetical-index-mark-end text:id="IMark94687737819912"/>=&lt;name&gt;</text:p>
      <text:p text:style-name="Option_20_Start">Specify the archive name. Usually this configuration entry is only found in job files.</text:p>
      <text:p text:style-name="Option_20_title"><text:alphabetical-index-mark-start text:id="IMark94687729494456"/>archive-type<text:alphabetical-index-mark-end text:id="IMark94687729494456"/>=normal|full|incremental|differential</text:p>
      <text:p text:style-name="Option_20_Start">Specify the archive type to create. Usually this configuration entry is only found in job files.</text:p>
      <text:p text:style-name="Option_20_title"><text:alphabetical-index-mark-start text:id="IMark94687716949512"/>crypt-password-mode<text:alphabetical-index-mark-end text:id="IMark94687716949512"/>=default|ask|config</text:p>
      <text:p text:style-name="Option_20_Start">Specify the password mode. Usually this configuration entry is only found in job files.</text:p>
      <text:p text:style-name="Option_20_title"><text:alphabetical-index-mark-start text:id="IMark94687716335912"/>include-file<text:alphabetical-index-mark-end text:id="IMark94687716335912"/>=&lt;pattern&gt;</text:p>
      <text:p text:style-name="Option_20_Start">Include matching entries into the created archive.</text:p>
      <text:p text:style-name="Option_20_title"><text:bookmark-start text:name="__DdeLink__12524_1674148630"/><text:alphabetical-index-mark-start text:id="IMark94687744503816"/>include-file-command<text:alphabetical-index-mark-end text:id="IMark94687744503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87695028104"/>include-image<text:alphabetical-index-mark-end text:id="IMark94687695028104"/>=&lt;pattern&gt;</text:p>
      <text:p text:style-name="Option_20_Start">Include matching devices as disk images into the created archive.</text:p>
      <text:p text:style-name="Option_20_title"><text:alphabetical-index-mark-start text:id="IMark94687716264600"/>include-image-command<text:alphabetical-index-mark-end text:id="IMark946877162646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687737137640"/>exclude<text:alphabetical-index-mark-end text:id="IMark946877371376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87737126712"/>exclude-command<text:alphabetical-index-mark-end text:id="IMark946877371267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text:soft-page-break/>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text:soft-page-break/>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10332470669304" text:continue-list="list4137791680" text:style-name="L9">
        <text:list-item>
          <text:p text:style-name="P137">month names: Jan, Feb, Mar, Apr, May, Jun, Jul, Aug, Sept, Oct, Nov, Dec</text:p>
        </text:list-item>
        <text:list-item>
          <text:p text:style-name="P137">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4687701564584"/><text:alphabetical-index-mark-start text:id="IMark94687684035448"/>--port<text:alphabetical-index-mark-end text:id="IMark94687684035448"/><text:alphabetical-index-mark-end text:id="IMark94687701564584"/>=&lt;n&gt;, <text:alphabetical-index-mark-start text:id="IMark94687720048024"/><text:alphabetical-index-mark-start text:id="IMark94687669982824"/>-p<text:alphabetical-index-mark-end text:id="IMark94687669982824"/><text:alphabetical-index-mark-end text:id="IMark94687720048024"/>=&lt;n&gt;<text:note text:id="ftn21" text:note-class="footnote"><text:note-citation>21</text:note-citation><text:note-body><text:p text:style-name="P47">A SSL encrypted connection may also be established on the plain server port.</text:p></text:note-body></text:note></text:p>
      <text:p text:style-name="Option_20_Start">Server port. Default is:: 38523.</text:p>
      <text:p text:style-name="Option_20_title"><text:alphabetical-index-mark-start text:id="IMark94687737714584"/><text:alphabetical-index-mark-start text:id="IMark94687716340376"/>--tls-port<text:alphabetical-index-mark-end text:id="IMark94687716340376"/><text:alphabetical-index-mark-end text:id="IMark94687737714584"/>=&lt;n&gt;</text:p>
      <text:p text:style-name="Option_20_Start">TLS server port. Default is: 38524.</text:p>
      <text:p text:style-name="Option_20_title"><text:alphabetical-index-mark-start text:id="IMark94687729508920"/>--password<text:alphabetical-index-mark-end text:id="IMark946877295089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87720056616"/>--login-dialog<text:alphabetical-index-mark-end text:id="IMark94687720056616"/></text:p>
      <text:p text:style-name="Option_20_Start">Force to open the login dialog.</text:p>
      <text:p text:style-name="Option_20_title"><text:alphabetical-index-mark-start text:id="IMark94687744503816"/><text:alphabetical-index-mark-start text:id="IMark94687737271976"/>--key-file<text:alphabetical-index-mark-end text:id="IMark94687737271976"/><text:alphabetical-index-mark-end text:id="IMark946877445038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4687729530936"/><text:span text:style-name="Filename"><text:span text:style-name="T5">--</text:span></text:span><text:span text:style-name="Filename"><text:span text:style-name="T10">force-ssl</text:span></text:span><text:alphabetical-index-mark-end text:id="IMark94687729530936"/></text:p>
      <text:p text:style-name="Option_20_Start"><text:span text:style-name="Filename"><text:span text:style-name="T68">Force SSL connection</text:span></text:span></text:p>
      <text:p text:style-name="Option_20_title"><text:alphabetical-index-mark-start text:id="IMark94687744424520"/>--select-job<text:alphabetical-index-mark-end text:id="IMark94687744424520"/>=&lt;name&gt;</text:p>
      <text:p text:style-name="Option_20_Start">Select a job in the status tab.</text:p>
      <text:p text:style-name="Option_20_title"><text:alphabetical-index-mark-start text:id="IMark94687737707352"/><text:alphabetical-index-mark-start text:id="IMark94687744133320"/>--job<text:alphabetical-index-mark-end text:id="IMark94687744133320"/><text:alphabetical-index-mark-end text:id="IMark94687737707352"/>=&lt;name&gt;, <text:alphabetical-index-mark-start text:id="IMark94687737835368"/><text:alphabetical-index-mark-start text:id="IMark94687713363000"/>-j<text:alphabetical-index-mark-end text:id="IMark94687713363000"/><text:alphabetical-index-mark-end text:id="IMark94687737835368"/>=&lt;name&gt;</text:p>
      <text:p text:style-name="P58">Start execution of job &lt;name&gt; and terminate <text:span text:style-name="Command"><text:span text:style-name="T28">BARC</text:span></text:span><text:span text:style-name="Command">ontrol</text:span>.</text:p>
      <text:p text:style-name="Option_20_title"><text:alphabetical-index-mark-start text:id="IMark94687716291640"/>--archive-type<text:alphabetical-index-mark-end text:id="IMark94687716291640"/>=&lt;mode&gt;</text:p>
      <text:p text:style-name="Option_20_Start">Set job mode: normal, full, incremental, differential. Default is: normal.</text:p>
      <text:p text:style-name="Option_20_title"><text:soft-page-break/><text:alphabetical-index-mark-start text:id="IMark94687737303848"/><text:alphabetical-index-mark-start text:id="IMark94687737126712"/>--abort<text:alphabetical-index-mark-end text:id="IMark94687737126712"/><text:alphabetical-index-mark-end text:id="IMark94687737303848"/>=&lt;name&gt;</text:p>
      <text:p text:style-name="P58">Abort execution of job &lt;name&gt; and terminate <text:span text:style-name="Command"><text:span text:style-name="T28">BARC</text:span></text:span><text:span text:style-name="Command">ontrol</text:span>.</text:p>
      <text:p text:style-name="Option_20_title"><text:alphabetical-index-mark-start text:id="IMark94687715350184"/>--pause<text:alphabetical-index-mark-end text:id="IMark94687715350184"/>=&lt;n&gt;, <text:alphabetical-index-mark-start text:id="IMark94687729484728"/>-t<text:alphabetical-index-mark-end text:id="IMark94687729484728"/>=&lt;n&gt;</text:p>
      <text:p text:style-name="P58">Pause job execution for &lt;n&gt; seconds and terminate <text:span text:style-name="Command"><text:span text:style-name="T28">BARC</text:span></text:span><text:span text:style-name="Command">ontrol</text:span>.</text:p>
      <text:p text:style-name="Option_20_title"><text:alphabetical-index-mark-start text:id="IMark94687729542632"/>--ping<text:alphabetical-index-mark-end text:id="IMark94687729542632"/>, <text:alphabetical-index-mark-start text:id="IMark94687715350184"/>-i<text:alphabetical-index-mark-end text:id="IMark94687715350184"/></text:p>
      <text:p text:style-name="P58">Check connection to server and terminate <text:span text:style-name="Command"><text:span text:style-name="T28">BARC</text:span></text:span><text:span text:style-name="Command">ontrol</text:span>.</text:p>
      <text:p text:style-name="Option_20_title"><text:alphabetical-index-mark-start text:id="IMark94687744079160"/>--suspend<text:alphabetical-index-mark-end text:id="IMark94687744079160"/>, <text:alphabetical-index-mark-start text:id="IMark94687737264680"/>-s<text:alphabetical-index-mark-end text:id="IMark94687737264680"/></text:p>
      <text:p text:style-name="P58">Suspend job execution and terminate <text:span text:style-name="Command"><text:span text:style-name="T28">BARC</text:span></text:span><text:span text:style-name="Command">ontrol</text:span>.</text:p>
      <text:p text:style-name="Option_20_title"><text:alphabetical-index-mark-start text:id="IMark94687720091992"/>--continue<text:alphabetical-index-mark-end text:id="IMark94687720091992"/>, <text:alphabetical-index-mark-start text:id="IMark94687737267112"/>-c<text:alphabetical-index-mark-end text:id="IMark94687737267112"/></text:p>
      <text:p text:style-name="P58">Continue job execution and terminate <text:span text:style-name="Command"><text:span text:style-name="T28">BARC</text:span></text:span><text:span text:style-name="Command">ontrol</text:span>.</text:p>
      <text:p text:style-name="Option_20_title"><text:alphabetical-index-mark-start text:id="IMark94687737310728"/>--list<text:alphabetical-index-mark-end text:id="IMark94687737310728"/>, <text:alphabetical-index-mark-start text:id="IMark94687744096792"/>-l<text:alphabetical-index-mark-end text:id="IMark94687744096792"/></text:p>
      <text:p text:style-name="P58">List jobs and terminate <text:span text:style-name="Command"><text:span text:style-name="T28">BARC</text:span></text:span><text:span text:style-name="Command">ontrol</text:span>.</text:p>
      <text:p text:style-name="P38"><text:alphabetical-index-mark-start text:id="IMark94687720035976"/>--index-database-add<text:alphabetical-index-mark-end text:id="IMark94687720035976"/>=<text:span text:style-name="T29">&lt;pattern&gt;</text:span></text:p>
      <text:p text:style-name="P59">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8"><text:alphabetical-index-mark-start text:id="IMark94687737819912"/>--index-database-remove<text:alphabetical-index-mark-end text:id="IMark94687737819912"/>=<text:span text:style-name="T29">&lt;pattern&gt;</text:span></text:p>
      <text:p text:style-name="P59">Remove storage archive from <text:span text:style-name="T29">the </text:span>index database and terminate <text:span text:style-name="Command"><text:span text:style-name="T28">BARC</text:span></text:span><text:span text:style-name="Command">ontrol</text:span>.</text:p>
      <text:p text:style-name="P38"><text:alphabetical-index-mark-start text:id="IMark94687744399240"/>--<text:span text:style-name="T29">index-database-refresh</text:span><text:alphabetical-index-mark-end text:id="IMark94687744399240"/><text:span text:style-name="T29">=&lt;pattern&gt;</text:span></text:p>
      <text:p text:style-name="P60">Refresh storage archives in the index database and terminate <text:span text:style-name="Command"><text:span text:style-name="T28">BARC</text:span></text:span><text:span text:style-name="Command">ontrol</text:span>.</text:p>
      <text:p text:style-name="P38"><text:alphabetical-index-mark-start text:id="IMark94687720056616"/>--<text:span text:style-name="T68">index-database-entities-list</text:span><text:alphabetical-index-mark-end text:id="IMark94687720056616"/><text:span text:style-name="T68">=&lt;name&gt;, </text:span><text:alphabetical-index-mark-start text:id="IMark94687685379064"/><text:span text:style-name="T68">-n</text:span><text:alphabetical-index-mark-end text:id="IMark94687685379064"/><text:span text:style-name="T68">=&lt;name&gt;</text:span></text:p>
      <text:p text:style-name="P62">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4687670783768"/>--index-database-storage<text:span text:style-name="T68">s</text:span>-list<text:alphabetical-index-mark-end text:id="IMark94687670783768"/>=&lt;<text:span text:style-name="T29">name</text:span>&gt;, <text:alphabetical-index-mark-start text:id="IMark94687695028104"/>-<text:span text:style-name="T29">a</text:span><text:alphabetical-index-mark-end text:id="IMark94687695028104"/><text:span text:style-name="T29">=&lt;names&gt;</text:span></text:p>
      <text:p text:style-name="P59">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4687729609848"/>--index-database-entries-list<text:alphabetical-index-mark-end text:id="IMark94687729609848"/>=&lt;pattern&gt;, <text:alphabetical-index-mark-start text:id="IMark94687737835368"/>-<text:span text:style-name="T29">e</text:span><text:alphabetical-index-mark-end text:id="IMark94687737835368"/><text:span text:style-name="T29">=&lt;name&gt;</text:span></text:p>
      <text:p text:style-name="P59">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4687713363000"/>--restore<text:alphabetical-index-mark-end text:id="IMark94687713363000"/>=&lt;name&gt;</text:p>
      <text:p text:style-name="Option_20_Start">Restore storage with name &lt;name&gt;</text:p>
      <text:p text:style-name="Option_20_title"><text:alphabetical-index-mark-start text:id="IMark94687744933160"/>--destination<text:alphabetical-index-mark-end text:id="IMark94687744933160"/>=&lt;directory&gt;</text:p>
      <text:p text:style-name="Option_20_Start">Selected destination directory for restore.</text:p>
      <text:p text:style-name="Option_20_title"><text:alphabetical-index-mark-start text:id="IMark94687717838056"/>--overwrite-entries<text:alphabetical-index-mark-end text:id="IMark94687717838056"/></text:p>
      <text:p text:style-name="Option_20_Start">Enable overwrite existing entries on restore.</text:p>
      <text:p text:style-name="Option_20_title"><text:soft-page-break/><text:alphabetical-index-mark-start text:id="IMark94687715419080"/>--version<text:alphabetical-index-mark-end text:id="IMark94687715419080"/></text:p>
      <text:p text:style-name="P58">Output version of <text:span text:style-name="Command"><text:span text:style-name="T28">BARC</text:span></text:span><text:span text:style-name="Command">ontrol</text:span>.</text:p>
      <text:p text:style-name="Option_20_title"><text:alphabetical-index-mark-start text:id="IMark94687717838056"/>--help<text:alphabetical-index-mark-end text:id="IMark94687717838056"/>, <text:alphabetical-index-mark-start text:id="IMark94687744321000"/>-h<text:alphabetical-index-mark-end text:id="IMark946877443210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87684035576"/>pause-create<text:alphabetical-index-mark-end text:id="IMark94687684035576"/>=yes|no</text:p>
      <text:p text:style-name="Configuration">Pause creating new archive files when pause-button is pressed.</text:p>
      <text:p text:style-name="Configuration_20_title"><text:alphabetical-index-mark-start text:id="IMark94687693883336"/>pause-storage<text:alphabetical-index-mark-end text:id="IMark94687693883336"/>=yes|no</text:p>
      <text:p text:style-name="Configuration">Pause storage of archive files when pause-button is pressed.</text:p>
      <text:p text:style-name="Configuration_20_title"><text:alphabetical-index-mark-start text:id="IMark94687729495672"/>pause-restore<text:alphabetical-index-mark-end text:id="IMark94687729495672"/>=yes|no</text:p>
      <text:p text:style-name="Configuration">Pause restoring archive files when pause-button is pressed.</text:p>
      <text:p text:style-name="Configuration_20_title"><text:alphabetical-index-mark-start text:id="IMark94687729487160"/>pause-index-database-update<text:alphabetical-index-mark-end text:id="IMark94687729487160"/>=yes|no</text:p>
      <text:p text:style-name="Configuration">Pause automatic update index database when pause-button is pressed.</text:p>
      <text:p text:style-name="Configuration_20_title"><text:alphabetical-index-mark-start text:id="IMark94687737225544"/>server<text:alphabetical-index-mark-end text:id="IMark94687737225544"/>=&lt;name&gt;</text:p>
      <text:p text:style-name="Configuration">Name of computer running a <text:span text:style-name="Name">BAR</text:span> server daemon.</text:p>
      <text:p text:style-name="Configuration_20_title"><text:alphabetical-index-mark-start text:id="IMark94687744901528"/>server-password<text:alphabetical-index-mark-end text:id="IMark94687744901528"/>=&lt;password&gt;</text:p>
      <text:p text:style-name="Configuration"><text:span text:style-name="Name">BAR</text:span> server daemon password.</text:p>
      <text:p text:style-name="Configuration_20_title"><text:alphabetical-index-mark-start text:id="IMark94687716174200"/>server-port<text:alphabetical-index-mark-end text:id="IMark94687716174200"/>=&lt;n&gt;</text:p>
      <text:p text:style-name="Configuration"><text:span text:style-name="Name">BAR</text:span> server port number for plain network connections.</text:p>
      <text:p text:style-name="Configuration_20_title"><text:alphabetical-index-mark-start text:id="IMark94687737268328"/>server-tls-port<text:alphabetical-index-mark-end text:id="IMark9468773726832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ext:soft-page-break/>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4687744487080"/><text:span text:style-name="T1">chunks</text:span><text:alphabetical-index-mark-end text:id="IMark9468774448708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3996408017" text:style-name="L10">
        <text:list-item>
          <text:p text:style-name="P129">id (4 characters)</text:p>
        </text:list-item>
      </text:list>
      <text:list xml:id="list210334123606508" text:continue-list="list210333582638275" text:style-name="List_20_1">
        <text:list-item>
          <text:p text:style-name="List_20_1">size (uint64)</text:p>
        </text:list-item>
      </text:list>
      <text:list xml:id="list210333186985473" text:continue-list="list3996408017" text:style-name="L10">
        <text:list-item>
          <text:p text:style-name="P11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text:soft-page-break/>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1">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ext:soft-page-break/>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70">Configuration 0.21:</text:p>
      <text:p text:style-name="P70"><text:s text:c="2"/>Host <text:s text:c="13"/>: x86_64-unknown-linux-gnu</text:p>
      <text:p text:style-name="P70"><text:s text:c="2"/>Dynamic linked <text:s text:c="3"/>: no</text:p>
      <text:p text:style-name="P70"><text:s text:c="2"/>SQLite <text:s text:c="11"/>: yes (3.21.0)</text:p>
      <text:p text:style-name="P70"><text:s text:c="2"/>zip compression <text:s text:c="2"/>: yes (1.2.11)</text:p>
      <text:p text:style-name="P70"><text:s text:c="2"/>bzip2 compression : yes (1.0.6, 6-Sept-2010)</text:p>
      <text:p text:style-name="P70"><text:s text:c="2"/>lzma compression <text:s/>: yes (5.2.4)</text:p>
      <text:p text:style-name="P70"><text:s text:c="2"/>lzo compression <text:s text:c="2"/>: yes (2.09)</text:p>
      <text:p text:style-name="P70"><text:s text:c="2"/>lz4 compression <text:s text:c="2"/>: yes (1.7.1)</text:p>
      <text:p text:style-name="P70"><text:s text:c="2"/>zstd compression <text:s/>: yes (1.3.2)</text:p>
      <text:p text:style-name="P70"><text:s text:c="2"/>xdelta compression: yes</text:p>
      <text:p text:style-name="P70"><text:s text:c="2"/>crypto support <text:s text:c="3"/>: yes (1.8.4)</text:p>
      <text:p text:style-name="P70"><text:s text:c="2"/>FTP support <text:s text:c="6"/>: yes</text:p>
      <text:p text:style-name="P70"><text:s text:c="2"/>curl support <text:s text:c="5"/>: yes (7.62.0)</text:p>
      <text:p text:style-name="P70"><text:s text:c="2"/>SCP/SFTP support <text:s/>: yes (1.8.0)</text:p>
      <text:p text:style-name="P70"><text:s text:c="2"/>TLS/SSL server <text:s text:c="3"/>: yes (OpenSSL 1.1.1 <text:s/>11 Sep 2018, GMP 6.1.2, GnuTLS 3.5.19)</text:p>
      <text:p text:style-name="P70"><text:s text:c="2"/>ISO 9660 support <text:s/>: yes (2.0.0 x86_64-pc-linux-gnu)</text:p>
      <text:p text:style-name="P70"><text:s text:c="2"/>PCRE support <text:s text:c="5"/>: yes (8.40 2017-01-11)</text:p>
      <text:p text:style-name="P70"><text:s text:c="2"/>ICU support <text:s text:c="6"/>: yes (58.2)</text:p>
      <text:p text:style-name="P70"><text:s text:c="2"/>GUI support <text:s text:c="6"/>: yes</text:p>
      <text:p text:style-name="P70"><text:s text:c="2"/>GUI i18n support <text:s/>: yes</text:p>
      <text:p text:style-name="P70"><text:s text:c="2"/>SWT directory <text:s text:c="4"/>: </text:p>
      <text:p text:style-name="P69"/>
      <text:p text:style-name="P70"><text:s text:c="2"/>Debug version <text:s text:c="4"/>: no</text:p>
      <text:p text:style-name="P70"><text:s text:c="2"/>Crash dump support: no</text:p>
      <text:p text:style-name="P70"><text:s text:c="2"/>Stacktrace support: yes</text:p>
      <text:p text:style-name="P69"/>
      <text:p text:style-name="P70"><text:s text:c="2"/>Packages support <text:s/>: no</text:p>
      <text:p text:style-name="P69"/>
      <text:p text:style-name="P70"><text:soft-page-break/><text:s text:c="2"/>Install directory : /usr</text:p>
      <text:p text:style-name="P70"><text:s text:c="2"/>Binary directory <text:s/>: /usr/bin</text:p>
      <text:p text:style-name="P70"><text:s text:c="2"/>Config directory <text:s/>: /etc/bar</text:p>
      <text:p text:style-name="P70"><text:s text:c="2"/>Runtime directory : /var/lib/bar</text:p>
      <text:p text:style-name="P70"><text:s text:c="2"/>TLS directory <text:s text:c="4"/>: /etc/ssl</text:p>
      <text:p text:style-name="P69"/>
      <text:p text:style-name="P70"><text:s text:c="2"/>Heapview diretory : </text:p>
      <text:p text:style-name="P69"/>
      <text:p text:style-name="P70">Note: you can download missing additional packages with the script</text:p>
      <text:p text:style-name="P70"><text:s text:c="6"/>'./download-third-party-packages.sh'. Please rerun configure</text:p>
      <text:p text:style-name="P70"><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text:soft-page-break/>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21401194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033268814345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10334326681991" text:continue-list="list21033334587290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033302077804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ext:soft-page-break/>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210334346027951"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033274352209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210333749969004" text:continue-numbering="true" text:style-name="Numbering_20_5">
        <text:list-item>
          <text:p text:style-name="Question">I cannot establish a TLS/SSL connection with BARControl.</text:p>
        </text:list-item>
      </text:list>
      <text:p text:style-name="P52">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033286034971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0333791984637"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033301283806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033245038115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033420960654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0333851966136" text:continue-numbering="true" text:style-name="Numbering_20_5">
        <text:list-item>
          <text:p text:style-name="Question"><text:soft-page-break/>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1033313837891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10333144957754" text:continue-numbering="true" text:style-name="Numbering_20_5">
        <text:list-item>
          <text:p text:style-name="P93">When I create an archive, BAR append a 6-digit number to the archive name. Why is BAR doing this and how can I avoid it?</text:p>
        </text:list-item>
      </text:list>
      <text:p text:style-name="P56">When you enabled to create split archives and there is not a single # in the specified archive name, BAR append internally ###### to the archive name for the part number. The result is a continuous increasing 6-digit-number appended to the name.</text:p>
      <text:p text:style-name="P56">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21033297793569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033324064202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033317005119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1033244100259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1033321916147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033346508753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033321839557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1033392577427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033411718110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text:soft-page-break/>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0332610078686"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210334116225514" text:continue-numbering="true" text:style-name="Numbering_20_5">
        <text:list-item>
          <text:p text:style-name="Question">BARControl does not start on my system. I get the error “No more handles [gtk_init_check() failed]”. What is wrong?</text:p>
        </text:list-item>
      </text:list>
      <text:p text:style-name="P52">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033397724327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2">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0332720832959" text:continue-numbering="true" text:style-name="Numbering_20_5">
        <text:list-item>
          <text:p text:style-name="Question">Can I automate the login with BARControl?</text:p>
        </text:list-item>
      </text:list>
      <text:p text:style-name="P52">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0332764060646" text:continue-numbering="true" text:style-name="Numbering_20_5">
        <text:list-item>
          <text:p text:style-name="Question">BAR server is running with the Linux root account on my system. Is it required that BARControl is also running as root?</text:p>
        </text:list-item>
      </text:list>
      <text:p text:style-name="P52">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0333451894442" text:continue-numbering="true" text:style-name="Numbering_20_5">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P52">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210332763191483" text:continue-numbering="true" text:style-name="Numbering_20_5">
        <text:list-item>
          <text:p text:style-name="Question">Sometimes when I create an archive I see in the progress bars of BARControl numbers over 100%. How can this happen?</text:p>
        </text:list-item>
      </text:list>
      <text:p text:style-name="P52">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033240181151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033331599207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033265678640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10333400089397" text:continue-numbering="true" text:style-name="Numbering_20_5">
        <text:list-item>
          <text:p text:style-name="Question"><text:span text:style-name="Command">Is the graphical front end available as a separated package?</text:span></text:p>
        </text:list-item>
      </text:list>
      <text:p text:style-name="P52">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21033365808128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10333492618390"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033349564512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0332642223346" text:continue-numbering="true" text:style-name="Numbering_20_5">
        <text:list-item>
          <text:p text:style-name="P94">A full backup is expired and was purged. Is it useful to keep the following incremental backups?</text:p>
        </text:list-item>
      </text:list>
      <text:p text:style-name="P5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3">Note: if the delta-compress-algorithm is used the original file for the delta-compression must still exists to extract the delta-compressed files, because the archive only contain the differences to the original files.</text:p>
      <text:list xml:id="list210333807789621" text:continue-numbering="true" text:style-name="Numbering_20_5">
        <text:list-item>
          <text:p text:style-name="P95">How can I use BAR on computer with tightly limited resources? I always get the error insufficient disk space when BAR try to create archives.</text:p>
        </text:list-item>
      </text:list>
      <text:p text:style-name="P55">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4"><text:span text:style-name="T84">C</text:span>reate a RAM disk, e. g.:</text:p>
      <text:p text:style-name="Answer_20_Command"><text:s/><text:span text:style-name="Command">mount -t tmpfs -o size=2G none /media/ramdisk</text:span></text:p>
      <text:p text:style-name="P54"><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450959357" text:style-name="L11">
        <text:list-item>
          <text:p text:style-name="P130"><text:soft-page-break/>version number of <text:span text:style-name="Name">BAR</text:span></text:p>
        </text:list-item>
      </text:list>
      <text:list xml:id="list210332859470929" text:continue-list="list21033412360650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10333100914490" text:continue-list="list1450959357" text:style-name="L11">
        <text:list-item>
          <text:p text:style-name="P11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10333787336950" text:continue-list="list21033285947092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1033366776358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21033303936187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3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2">--abort<text:tab/>67</text:p>
          <text:p text:style-name="P82">--all<text:tab/>58</text:p>
          <text:p text:style-name="P82">--always-create-image<text:tab/>60</text:p>
          <text:p text:style-name="P82">--archive-file-mode<text:tab/>59</text:p>
          <text:p text:style-name="P82">--archive-part-size<text:tab/>48</text:p>
          <text:p text:style-name="P82">--archive-type<text:tab/>67</text:p>
          <text:p text:style-name="P82">--bd-blank-command<text:tab/>52</text:p>
          <text:p text:style-name="P82">--bd-device<text:tab/>51</text:p>
          <text:p text:style-name="P82">--bd-ecc-command<text:tab/>52</text:p>
          <text:p text:style-name="P82">--bd-ecc-post-command<text:tab/>52</text:p>
          <text:p text:style-name="P82">--bd-ecc-pre-command<text:tab/>52</text:p>
          <text:p text:style-name="P82">--bd-image-command<text:tab/>52</text:p>
          <text:p text:style-name="P82">--bd-image-post-command<text:tab/>51</text:p>
          <text:p text:style-name="P82">--bd-image-pre-command<text:tab/>51</text:p>
          <text:p text:style-name="P82">--bd-load-volume-command<text:tab/>51</text:p>
          <text:p text:style-name="P82">--bd-request-volume-command<text:tab/>51</text:p>
          <text:p text:style-name="P82">--bd-unload-volume-command<text:tab/>51</text:p>
          <text:p text:style-name="P82">--bd-volume-size<text:tab/>51</text:p>
          <text:p text:style-name="P82">--bd-write-command<text:tab/>52</text:p>
          <text:p text:style-name="P82">--bd-write-image-command<text:tab/>52</text:p>
          <text:p text:style-name="P82">--bd-write-post-command<text:tab/>52</text:p>
          <text:p text:style-name="P82">--bd-write-pre-command<text:tab/>52</text:p>
          <text:p text:style-name="P82">--blank<text:tab/>60</text:p>
          <text:p text:style-name="P82">--cd-device<text:tab/>51</text:p>
          <text:p text:style-name="P82">--cd-ecc-command<text:tab/>52</text:p>
          <text:p text:style-name="P82">--cd-ecc-post-command<text:tab/>52</text:p>
          <text:p text:style-name="P82">--cd-ecc-pre-command<text:tab/>52</text:p>
          <text:p text:style-name="P82">--cd-image-command<text:tab/>52</text:p>
          <text:p text:style-name="P82">--cd-image-post-command<text:tab/>51</text:p>
          <text:p text:style-name="P82">--cd-image-pre-command<text:tab/>51</text:p>
          <text:p text:style-name="P82">--cd-load-volume-command<text:tab/>51</text:p>
          <text:p text:style-name="P82">--cd-request-volume-command<text:tab/>51</text:p>
          <text:p text:style-name="P82">--cd-unload-volume-command<text:tab/>51</text:p>
          <text:p text:style-name="P82">--cd-volume-size<text:tab/>51</text:p>
          <text:p text:style-name="P82">--cd-write-command<text:tab/>52</text:p>
          <text:p text:style-name="P82">--cd-write-image-command<text:tab/>52</text:p>
          <text:p text:style-name="P82">--cd-write-post-command<text:tab/>52</text:p>
          <text:p text:style-name="P82">--cd-write-pre-command<text:tab/>52</text:p>
          <text:p text:style-name="P82">--cd‑blank-command<text:tab/>52</text:p>
          <text:p text:style-name="P82">--compare<text:tab/>11, 40</text:p>
          <text:p text:style-name="P82">--compress-algorithm<text:tab/>13, 43</text:p>
          <text:p text:style-name="P82">--compress-exclude<text:tab/>46</text:p>
          <text:p text:style-name="P82">--compress-min-size<text:tab/>46</text:p>
          <text:p text:style-name="P82">--config<text:tab/>58</text:p>
          <text:p text:style-name="P82">--continue<text:tab/>67</text:p>
          <text:p text:style-name="P82">--continuous-database<text:tab/>57</text:p>
          <text:p text:style-name="P82">--create<text:tab/>8, 40</text:p>
          <text:p text:style-name="P82">--crypt-algorithm<text:tab/>46</text:p>
          <text:p text:style-name="P82">--crypt-new-password<text:tab/>47</text:p>
          <text:p text:style-name="P82">--crypt-password<text:tab/>47</text:p>
          <text:p text:style-name="P82">--crypt-private-key<text:tab/>47</text:p>
          <text:p text:style-name="P82">--crypt-public-key<text:tab/>47</text:p>
          <text:p text:style-name="P82">--crypt-type<text:tab/>47</text:p>
          <text:p text:style-name="P82">--daemon<text:tab/>54</text:p>
          <text:p text:style-name="P82">--delete-old-archive-files<text:tab/>59</text:p>
          <text:p text:style-name="P82">--destination<text:tab/>54, 68</text:p>
          <text:p text:style-name="P82">--device<text:tab/>52</text:p>
          <text:p text:style-name="P82">--device-blank-command<text:tab/>53</text:p>
          <text:p text:style-name="P82">--device-ecc-command<text:tab/>53</text:p>
          <text:p text:style-name="P82">--device-ecc-post-command<text:tab/>53</text:p>
          <text:p text:style-name="P82">--device-ecc-pre-command<text:tab/>53</text:p>
          <text:p text:style-name="P82">--device-image-command<text:tab/>53</text:p>
          <text:p text:style-name="P82">--device-image-post-command<text:tab/>53</text:p>
          <text:p text:style-name="P82">--device-image-pre-command<text:tab/>53</text:p>
          <text:p text:style-name="P82">--device-load-volume-command<text:tab/>53</text:p>
          <text:p text:style-name="P82">--device-request-volume-command<text:tab/>53</text:p>
          <text:p text:style-name="P82">--device-unload-volume-command<text:tab/>53</text:p>
          <text:p text:style-name="P82">--device-volume-size<text:tab/>53</text:p>
          <text:p text:style-name="P82">--device-write-command<text:tab/>54</text:p>
          <text:p text:style-name="P82">--device-write-post-command<text:tab/>54</text:p>
          <text:p text:style-name="P82">--device-write-pre-command<text:tab/>53</text:p>
          <text:p text:style-name="P82">--differential<text:tab/>43</text:p>
          <text:p text:style-name="P82">--directory<text:tab/>58</text:p>
          <text:p text:style-name="P82">--directory-strip<text:tab/>54</text:p>
          <text:p text:style-name="P82">--dry-run<text:tab/>60</text:p>
          <text:p text:style-name="P82">--dvd-blank-command<text:tab/>52</text:p>
          <text:p text:style-name="P82">--dvd-device<text:tab/>51</text:p>
          <text:p text:style-name="P82">--dvd-ecc-command<text:tab/>52</text:p>
          <text:p text:style-name="P82">--dvd-ecc-post-command<text:tab/>52</text:p>
          <text:p text:style-name="P82">--dvd-ecc-pre-command<text:tab/>52</text:p>
          <text:p text:style-name="P82">--dvd-image-command<text:tab/>52</text:p>
          <text:p text:style-name="P82">--dvd-image-post-command<text:tab/>51</text:p>
          <text:p text:style-name="P82">--dvd-image-pre-command<text:tab/>51</text:p>
          <text:p text:style-name="P82">--dvd-load-volume-command<text:tab/>51</text:p>
          <text:p text:style-name="P82">--dvd-request-volume-command<text:tab/>51</text:p>
          <text:p text:style-name="P82">--dvd-unload-volume-command<text:tab/>51</text:p>
          <text:p text:style-name="P82">--dvd-volume-size<text:tab/>51</text:p>
          <text:p text:style-name="P82">--dvd-write-command<text:tab/>52</text:p>
          <text:p text:style-name="P82">--dvd-write-image-command<text:tab/>52</text:p>
          <text:p text:style-name="P82">--dvd-write-post-command<text:tab/>52</text:p>
          <text:p text:style-name="P82">--dvd-write-pre-command<text:tab/>52</text:p>
          <text:p text:style-name="P82">--ecc<text:tab/>60</text:p>
          <text:p text:style-name="P82">--exclude<text:tab/>42</text:p>
          <text:p text:style-name="P82">--exclude-command<text:tab/>42</text:p>
          <text:p text:style-name="P82"><text:soft-page-break/>--extract<text:tab/>11, 41</text:p>
          <text:p text:style-name="P82">--file-write-post-command<text:tab/>48</text:p>
          <text:p text:style-name="P82">--file-write-pre-command<text:tab/>48</text:p>
          <text:p text:style-name="P82">--force-delta-compression<text:tab/>59</text:p>
          <text:p text:style-name="P82"><text:span text:style-name="T5">--force-ssl</text:span><text:tab/>66</text:p>
          <text:p text:style-name="P82">--force-verify-signatures<text:tab/>48</text:p>
          <text:p text:style-name="P82">--ftp-login-name<text:tab/>48</text:p>
          <text:p text:style-name="P82">--ftp-max-connections<text:tab/>49</text:p>
          <text:p text:style-name="P82">--ftp-max-storage-size<text:tab/>49</text:p>
          <text:p text:style-name="P82">--ftp-password<text:tab/>48</text:p>
          <text:p text:style-name="P82">--ftp-write-post-command<text:tab/>49</text:p>
          <text:p text:style-name="P82">--ftp-write-pre-command<text:tab/>49</text:p>
          <text:p text:style-name="P82"><text:span text:style-name="T12">--full</text:span><text:tab/>42</text:p>
          <text:p text:style-name="P82">--generate-keys<text:tab/>41</text:p>
          <text:p text:style-name="P82">--generate-keys-bits<text:tab/>41</text:p>
          <text:p text:style-name="P82">--generate-keys-mode<text:tab/>41</text:p>
          <text:p text:style-name="P82">--group<text:tab/>58</text:p>
          <text:p text:style-name="P82">--help<text:tab/>61, 68</text:p>
          <text:p text:style-name="P82">--help-internal<text:tab/>61</text:p>
          <text:p text:style-name="P82">--human-format<text:tab/>58</text:p>
          <text:p text:style-name="P82">--ignore-no-backup-file<text:tab/>59</text:p>
          <text:p text:style-name="P82">--ignore-no-dump<text:tab/>59</text:p>
          <text:p text:style-name="P82">--image<text:tab/>40</text:p>
          <text:p text:style-name="P82">--include<text:tab/>41</text:p>
          <text:p text:style-name="P82">--include-command<text:tab/>42</text:p>
          <text:p text:style-name="P82"><text:span text:style-name="T12">--incremental</text:span><text:tab/>42</text:p>
          <text:p text:style-name="P82">--incremental-data-directory<text:tab/>58</text:p>
          <text:p text:style-name="P82"><text:span text:style-name="T12">--incremental-list-file</text:span><text:tab/>43</text:p>
          <text:p text:style-name="P82">--index-database<text:tab/>56</text:p>
          <text:p text:style-name="P82">--index-database-add<text:tab/>67</text:p>
          <text:p text:style-name="P82">--index-database-auto-update<text:tab/>56</text:p>
          <text:p text:style-name="P82">--index-database-entities-list<text:tab/>67</text:p>
          <text:p text:style-name="P82">--index-database-entries-list<text:tab/>67</text:p>
          <text:p text:style-name="P82">--index-database-keep-time<text:tab/>56</text:p>
          <text:p text:style-name="P82">--index-database-max-band-width<text:tab/>56</text:p>
          <text:p text:style-name="P82">--index-database-refresh<text:tab/>67</text:p>
          <text:p text:style-name="P82">--index-database-remove<text:tab/>67</text:p>
          <text:p text:style-name="P82">--index-database-storages-list<text:tab/>67</text:p>
          <text:p text:style-name="P82">--job<text:tab/>67</text:p>
          <text:p text:style-name="P82">--jobs-directory<text:tab/>55, 58</text:p>
          <text:p text:style-name="P82">--key-file<text:tab/>66</text:p>
          <text:p text:style-name="P82">--list<text:tab/>10, 40, 67</text:p>
          <text:p text:style-name="P82">--log<text:tab/>57</text:p>
          <text:p text:style-name="P82">--log-file<text:tab/>57</text:p>
          <text:p text:style-name="P82">--log-post-command<text:tab/>57</text:p>
          <text:p text:style-name="P82">--login-dialog<text:tab/>66</text:p>
          <text:p text:style-name="P82">--long-format<text:tab/>58</text:p>
          <text:p text:style-name="P82">--max-band-width<text:tab/>55</text:p>
          <text:p text:style-name="P82">--max-tmp-size<text:tab/>58</text:p>
          <text:p text:style-name="P82">--mount<text:tab/>41p.</text:p>
          <text:p text:style-name="P82">--nice-level<text:tab/>55</text:p>
          <text:p text:style-name="P82">--no-bar-on-medium<text:tab/>60</text:p>
          <text:p text:style-name="P82">--no-default-config<text:tab/>60</text:p>
          <text:p text:style-name="P82">--no-detach<text:tab/>54</text:p>
          <text:p text:style-name="P82">--no-fragments-check<text:tab/>59</text:p>
          <text:p text:style-name="P82">--no-header-footer<text:tab/>59</text:p>
          <text:p text:style-name="P82">--no-index-database<text:tab/>56</text:p>
          <text:p text:style-name="P82">--no-signatures<text:tab/>48</text:p>
          <text:p text:style-name="P82">--no-stop-on-error<text:tab/>60</text:p>
          <text:p text:style-name="P82">--no-storage<text:tab/>60</text:p>
          <text:p text:style-name="P82">--normal<text:tab/>42</text:p>
          <text:p text:style-name="P82">--numeric-permission<text:tab/>59</text:p>
          <text:p text:style-name="P82">--numeric-uid-gid<text:tab/>58</text:p>
          <text:p text:style-name="P82">--overwrite-archive-files<text:tab/>59</text:p>
          <text:p text:style-name="P82">--overwrite-entries<text:tab/>68</text:p>
          <text:p text:style-name="P82">--overwrite-files<text:tab/>59</text:p>
          <text:p text:style-name="P82">--owner<text:tab/>54</text:p>
          <text:p text:style-name="P82">--pairing-master-file<text:tab/>58</text:p>
          <text:p text:style-name="P82">--password<text:tab/>66</text:p>
          <text:p text:style-name="P82">--pause<text:tab/>67</text:p>
          <text:p text:style-name="P82">--pid-file<text:tab/>58</text:p>
          <text:p text:style-name="P82">--ping<text:tab/>67</text:p>
          <text:p text:style-name="P82">--port<text:tab/>66</text:p>
          <text:p text:style-name="P82">--post-command<text:tab/>41</text:p>
          <text:p text:style-name="P82">--pre-command<text:tab/>41</text:p>
          <text:p text:style-name="P82">--quiet<text:tab/>61</text:p>
          <text:p text:style-name="P82">--raw-images<text:tab/>59</text:p>
          <text:p text:style-name="P82">--remote-bar-executable<text:tab/>55</text:p>
          <text:p text:style-name="P82">--restore<text:tab/>67</text:p>
          <text:p text:style-name="P82">--scp-write-post-command<text:tab/>50</text:p>
          <text:p text:style-name="P82">--scp-write-pre-command<text:tab/>50</text:p>
          <text:p text:style-name="P82">--select-job<text:tab/>66</text:p>
          <text:p text:style-name="P82">--server-ca-file<text:tab/>54</text:p>
          <text:p text:style-name="P82">--server-cert-file<text:tab/>54</text:p>
          <text:p text:style-name="P82">--server-key-file<text:tab/>54</text:p>
          <text:p text:style-name="P82">--server-password<text:tab/>55</text:p>
          <text:p text:style-name="P82">--server-port<text:tab/>54</text:p>
          <text:p text:style-name="P82">--server-tls-port<text:tab/>54</text:p>
          <text:p text:style-name="P82">--sftp-write-post-command<text:tab/>50</text:p>
          <text:p text:style-name="P82">--sftp-write-pre-command<text:tab/>50</text:p>
          <text:p text:style-name="P82">--signature-private-key<text:tab/>48</text:p>
          <text:p text:style-name="P82">--signatures-public-key<text:tab/>47</text:p>
          <text:p text:style-name="P82">--skip-unreadable<text:tab/>59</text:p>
          <text:p text:style-name="P82">--skip-verify-signatures<text:tab/>48</text:p>
          <text:p text:style-name="P82">--ssh-login-name<text:tab/>49</text:p>
          <text:p text:style-name="P82">--ssh-max-connections<text:tab/>49</text:p>
          <text:p text:style-name="P82">--ssh-max-storage-size<text:tab/>49</text:p>
          <text:p text:style-name="P82">--ssh-password<text:tab/>49</text:p>
          <text:p text:style-name="P82">--ssh-port<text:tab/>49</text:p>
          <text:p text:style-name="P82">--ssh-private-key<text:tab/>49</text:p>
          <text:p text:style-name="P82"><text:soft-page-break/>--ssh-public-key<text:tab/>49</text:p>
          <text:p text:style-name="P82">--suspend<text:tab/>67</text:p>
          <text:p text:style-name="P82">--test<text:tab/>10, 40</text:p>
          <text:p text:style-name="P82">--tls-port<text:tab/>66</text:p>
          <text:p text:style-name="P82">--tmp-directory<text:tab/>58</text:p>
          <text:p text:style-name="P82">--verbose<text:tab/>61</text:p>
          <text:p text:style-name="P82">--version<text:tab/>61, 68</text:p>
          <text:p text:style-name="P82"><text:span text:style-name="T1">--volume-size</text:span><text:tab/>60</text:p>
          <text:p text:style-name="P82">--wait-first-volume<text:tab/>60</text:p>
          <text:p text:style-name="P82">--webdav-login<text:tab/>50</text:p>
          <text:p text:style-name="P82">--webdav-max-connections<text:tab/>50</text:p>
          <text:p text:style-name="P82">--webdav-max-storage-size<text:tab/>50</text:p>
          <text:p text:style-name="P82">--webdav-password<text:tab/>50</text:p>
          <text:p text:style-name="P82">--webdav-write-post-command<text:tab/>50</text:p>
          <text:p text:style-name="P82">--webdav-write-pre-command<text:tab/>50</text:p>
          <text:p text:style-name="P82">--xhelp<text:tab/>61</text:p>
          <text:p text:style-name="P82">-!<text:tab/>42</text:p>
          <text:p text:style-name="P82">-#<text:tab/>41</text:p>
          <text:p text:style-name="P82">-a<text:tab/>67</text:p>
          <text:p text:style-name="P82">-c<text:tab/>40, 67</text:p>
          <text:p text:style-name="P82">-C<text:tab/>58</text:p>
          <text:p text:style-name="P82">-d<text:tab/>40</text:p>
          <text:p text:style-name="P82">-D<text:tab/>54</text:p>
          <text:p text:style-name="P82">-e<text:tab/>67</text:p>
          <text:p text:style-name="P82"><text:span text:style-name="T12">-f</text:span><text:tab/>42</text:p>
          <text:p text:style-name="P82">-g<text:tab/>58</text:p>
          <text:p text:style-name="P82">-h<text:tab/>61, 68</text:p>
          <text:p text:style-name="P82">-H<text:tab/>58</text:p>
          <text:p text:style-name="P82">-i<text:tab/>42, 67</text:p>
          <text:p text:style-name="P82">-j<text:tab/>67</text:p>
          <text:p text:style-name="P82">-l<text:tab/>40, 67</text:p>
          <text:p text:style-name="P82">-L<text:tab/>58</text:p>
          <text:p text:style-name="P82">-m<text:tab/>40</text:p>
          <text:p text:style-name="P82">-n<text:tab/>67</text:p>
          <text:p text:style-name="P82">-o<text:tab/>59</text:p>
          <text:p text:style-name="P82">-p<text:tab/>54, 66</text:p>
          <text:p text:style-name="P82">-s<text:tab/>16, 48, 67</text:p>
          <text:p text:style-name="P82">-t<text:tab/>40, 67</text:p>
          <text:p text:style-name="P82">-x<text:tab/>41</text:p>
          <text:p text:style-name="P82">-y<text:tab/>46</text:p>
          <text:p text:style-name="P82">-z<text:tab/>13, 43</text:p>
          <text:p text:style-name="P82">‑‑no-stop-on-attribute-error<text:tab/>60</text:p>
          <text:p text:style-name="P83">A</text:p>
          <text:p text:style-name="P82">archive-name<text:tab/>62</text:p>
          <text:p text:style-name="P82">archive-type<text:tab/>62</text:p>
          <text:p text:style-name="P82">atime<text:tab/>9</text:p>
          <text:p text:style-name="P83">B</text:p>
          <text:p text:style-name="P82">bar-keygen<text:tab/>7</text:p>
          <text:p text:style-name="P82">basic commands<text:tab/>40</text:p>
          <text:p text:style-name="P83">C</text:p>
          <text:p text:style-name="P82">chunks<text:tab/>69</text:p>
          <text:p text:style-name="P82">compare archive<text:tab/>11</text:p>
          <text:p text:style-name="P82">compress archive<text:tab/>13</text:p>
          <text:p text:style-name="P82">compression<text:tab/>43</text:p>
          <text:p text:style-name="P82">creating archive<text:tab/>8</text:p>
          <text:p text:style-name="P82">crypt-password-mode<text:tab/>62</text:p>
          <text:p text:style-name="P83">D</text:p>
          <text:p text:style-name="P82">device configuration<text:tab/>64</text:p>
          <text:p text:style-name="P82">differential archive<text:tab/>12</text:p>
          <text:p text:style-name="P83">E</text:p>
          <text:p text:style-name="P82">encryption<text:tab/>46</text:p>
          <text:p text:style-name="P82">exclude<text:tab/>62</text:p>
          <text:p text:style-name="P82">exclude-command<text:tab/>63</text:p>
          <text:p text:style-name="P82">extract archive<text:tab/>11</text:p>
          <text:p text:style-name="P83">F</text:p>
          <text:p text:style-name="P82">file format<text:tab/>69</text:p>
          <text:p text:style-name="P82">ftp server configuration<text:tab/>63</text:p>
          <text:p text:style-name="P83">G</text:p>
          <text:p text:style-name="P82">graphical front end<text:tab/>22</text:p>
          <text:p text:style-name="P83">I</text:p>
          <text:p text:style-name="P82">include-file<text:tab/>62</text:p>
          <text:p text:style-name="P82">include-file-command<text:tab/>62</text:p>
          <text:p text:style-name="P82">include-image<text:tab/>62</text:p>
          <text:p text:style-name="P82">include-image-command<text:tab/>62</text:p>
          <text:p text:style-name="P82">include/exclude files<text:tab/>41</text:p>
          <text:p text:style-name="P82">incremental archive<text:tab/>12</text:p>
          <text:p text:style-name="P83">L</text:p>
          <text:p text:style-name="P82">list archive<text:tab/>10</text:p>
          <text:p text:style-name="P83">P</text:p>
          <text:p text:style-name="P82">pause-create<text:tab/>68</text:p>
          <text:p text:style-name="P82">pause-index-database-update<text:tab/>68</text:p>
          <text:p text:style-name="P82">pause-restore<text:tab/>68</text:p>
          <text:p text:style-name="P82">pause-storage<text:tab/>68</text:p>
          <text:p text:style-name="P83">S</text:p>
          <text:p text:style-name="P82">schedule configuration<text:tab/>64</text:p>
          <text:p text:style-name="P82">server<text:tab/>19, 54, 68</text:p>
          <text:p text:style-name="P82">server-password<text:tab/>68</text:p>
          <text:p text:style-name="P82">server-port<text:tab/>68</text:p>
          <text:p text:style-name="P82">server-tls-port<text:tab/>68</text:p>
          <text:p text:style-name="P82">split archives<text:tab/>16, 48</text:p>
          <text:p text:style-name="P82">ssh/scp/sftp server configuration<text:tab/>63</text:p>
          <text:p text:style-name="P82">store archives<text:tab/>16, 48</text:p>
          <text:p text:style-name="P83">T</text:p>
          <text:p text:style-name="P82">test archive<text:tab/>10</text:p>
          <text:p text:style-name="P83">U</text:p>
          <text:p text:style-name="P82">URI<text:tab/>16</text:p>
        </text:index-body>
      </text:alphabetical-index>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1-17T21:03:30.605750647</dc:date>
    <meta:editing-duration>P329DT18H17M23S</meta:editing-duration>
    <meta:editing-cycles>602</meta:editing-cycles>
    <meta:generator>LibreOffice/6.0.7.3$Linux_X86_64 LibreOffice_project/00m0$Build-3</meta:generator>
    <meta:document-statistic meta:table-count="14" meta:image-count="20" meta:object-count="0" meta:page-count="86" meta:paragraph-count="2549" meta:word-count="23612" meta:character-count="148737" meta:non-whitespace-character-count="128135"/>
  </office:meta>
</office:document-meta>
</file>